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D5000009C3794DF7BD.svm"/>
  <manifest:file-entry manifest:media-type="" manifest:full-path="Pictures/2000000700004AD500000C13C6CD0E53.svm"/>
  <manifest:file-entry manifest:media-type="" manifest:full-path="Pictures/2000000700004B690000121D66E0E70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P1"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color="#ffff40" style:font-name="Lucida Console" fo:font-size="9pt" style:font-name-asian="Lucida Console" style:font-size-asian="9pt" style:font-name-complex="Lucida Console" style:font-size-complex="9pt"/>
    </style:style>
    <style:style style:name="P21" style:family="paragraph" style:parent-style-name="Standard">
      <style:paragraph-properties fo:text-align="start" style:justify-single-word="false"/>
      <style:text-properties fo:color="#ffff40" style:font-name="Lucida Console" fo:font-size="9pt" style:font-name-asian="Lucida Console" style:font-size-asian="9pt" style:font-name-complex="Lucida Console" style:font-size-complex="9pt"/>
    </style:style>
    <style:style style:name="P22" style:family="paragraph" style:parent-style-name="Standard">
      <style:paragraph-properties style:text-autospace="none"/>
      <style:text-properties fo:color="#40ffff" style:font-name="Lucida Console" fo:font-size="9pt" style:font-name-asian="Lucida Console" style:font-size-asian="9pt" style:font-name-complex="Lucida Console" style:font-size-complex="9pt"/>
    </style:style>
    <style:style style:name="P23"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style:text-autospace="none"/>
    </style:style>
    <style:style style:name="P27" style:family="paragraph" style:parent-style-name="Standard">
      <style:paragraph-properties style:text-autospace="none"/>
      <style:text-properties fo:color="#ffff40" style:font-name="Lucida Console" fo:font-size="9pt" style:font-name-asian="Lucida Console" style:font-size-asian="9pt" style:font-name-complex="Lucida Console" style:font-size-complex="9pt"/>
    </style:style>
    <style:style style:name="P28" style:family="paragraph" style:parent-style-name="Standard" style:list-style-name="">
      <style:paragraph-properties style:text-autospace="none"/>
      <style:text-properties fo:color="#ffff40" style:font-name="Lucida Console" fo:font-size="9pt" style:font-name-asian="Lucida Console" style:font-size-asian="9pt" style:font-name-complex="Lucida Console" style:font-size-complex="9pt"/>
    </style:style>
    <style:style style:name="P29" style:family="paragraph" style:parent-style-name="Standard">
      <style:paragraph-properties fo:text-align="start" style:justify-single-word="false"/>
      <style:text-properties fo:color="#ffff40" style:font-name="Lucida Console" fo:font-size="9pt" style:font-name-asian="Lucida Console" style:font-size-asian="9pt" style:font-name-complex="Lucida Console" style:font-size-complex="9pt"/>
    </style:style>
    <style:style style:name="P30" style:family="paragraph" style:parent-style-name="Standard" style:list-style-name="">
      <style:paragraph-properties style:text-autospace="none"/>
    </style:style>
    <style:style style:name="P3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
      <style:paragraph-properties fo:text-align="start" style:justify-single-word="false" style:text-autospace="none"/>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autospace="none"/>
      <style:text-properties fo:color="#000000" style:font-name="Lucida Console" fo:font-size="14pt" fo:font-style="normal" fo:font-weight="bold" style:font-name-asian="Lucida Console" style:font-size-asian="14pt" style:font-style-asian="normal" style:font-weight-asian="bold" style:font-name-complex="Lucida Console" style:font-size-complex="14pt" style:font-style-complex="normal" style:font-weight-complex="bold"/>
    </style:style>
    <style:style style:name="P34" style:family="paragraph" style:parent-style-name="Standard" style:list-style-name="">
      <style:paragraph-properties fo:text-align="start" style:justify-single-word="false" style:text-autospace="none"/>
      <style:text-properties fo:color="#000000" style:font-name="Lucida Console" fo:font-size="14pt" fo:font-style="normal" fo:font-weight="bold" style:font-name-asian="Lucida Console" style:font-size-asian="14pt" style:font-style-asian="normal" style:font-weight-asian="bold" style:font-name-complex="Lucida Console" style:font-size-complex="14pt" style:font-style-complex="normal" style:font-weight-complex="bold"/>
    </style:style>
    <style:style style:name="T1" style:family="text">
      <style:text-properties fo:color="#ffff40" style:font-name="Lucida Console" fo:font-size="9pt" style:font-name-asian="Lucida Console" style:font-size-asian="9pt" style:font-name-complex="Lucida Console" style:font-size-complex="9pt"/>
    </style:style>
    <style:style style:name="T2" style:family="text">
      <style:text-properties fo:color="#ffff40" fo:font-size="9pt" style:font-size-asian="9pt" style:font-size-complex="9pt"/>
    </style:style>
    <style:style style:name="T3" style:family="text">
      <style:text-properties fo:color="#40ffff" style:font-name="Lucida Console" fo:font-size="9pt" style:font-name-asian="Lucida Console" style:font-size-asian="9pt" style:font-name-complex="Lucida Console" style:font-size-complex="9pt"/>
    </style:style>
    <style:style style:name="T4" style:family="text">
      <style:text-properties fo:color="#6060ff"/>
    </style:style>
    <style:style style:name="T5" style:family="text">
      <style:text-properties fo:color="#6060ff" style:font-name="Lucida Console" fo:font-size="9pt" style:font-name-asian="Lucida Console" style:font-size-asian="9pt" style:font-name-complex="Lucida Console" style:font-size-complex="9pt"/>
    </style:style>
    <style:style style:name="T6" style:family="text">
      <style:text-properties fo:color="#6060ff" fo:font-size="9pt" style:font-size-asian="9pt" style:font-size-complex="9pt"/>
    </style:style>
    <style:style style:name="T7" style:family="text">
      <style:text-properties fo:color="#ff40ff"/>
    </style:style>
    <style:style style:name="T8" style:family="text">
      <style:text-properties fo:color="#ff40ff" style:font-name="Lucida Console" fo:font-size="9pt" style:font-name-asian="Lucida Console" style:font-size-asian="9pt" style:font-name-complex="Lucida Console" style:font-size-complex="9pt"/>
    </style:style>
    <style:style style:name="T9" style:family="text">
      <style:text-properties fo:color="#ff40ff" fo:font-size="9pt" style:font-size-asian="9pt" style:font-size-complex="9pt"/>
    </style:style>
    <style:style style:name="T10" style:family="text">
      <style:text-properties style:use-window-font-color="true"/>
    </style:style>
    <style:style style:name="T11" style:family="text">
      <style:text-properties style:use-window-font-color="true" style:font-name="Lucida Console" fo:font-size="9pt" style:font-name-asian="Lucida Console" style:font-size-asian="9pt" style:font-name-complex="Lucida Console" style:font-size-complex="9pt"/>
    </style:style>
    <style:style style:name="T12" style:family="text">
      <style:text-properties fo:color="#40ff40" style:font-name="Lucida Console" fo:font-size="9pt" style:font-name-asian="Lucida Console" style:font-size-asian="9pt" style:font-name-complex="Lucida Console" style:font-size-complex="9pt"/>
    </style:style>
    <style:style style:name="T13" style:family="text">
      <style:text-properties fo:color="#ff4040" style:font-name="Lucida Console" fo:font-size="9pt" style:font-name-asian="Lucida Console" style:font-size-asian="9pt" style:font-name-complex="Lucida Console" style:font-size-complex="9pt"/>
    </style:style>
    <style:style style:name="T14" style:family="text">
      <style:text-properties fo:color="#000000" style:font-name="Lucida Console" fo:font-size="9pt" style:font-name-asian="Lucida Console" style:font-size-asian="9pt" style:font-name-complex="Lucida Console"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Project 2</text:p>
      <text:p text:style-name="P7">Expression Tree</text:p>
      <text:p text:style-name="P7"/>
      <text:p text:style-name="P7"/>
      <text:p text:style-name="P7"/>
      <text:p text:style-name="P7"/>
      <text:p text:style-name="P7"/>
      <text:p text:style-name="P7"/>
      <text:p text:style-name="P7"/>
      <text:p text:style-name="P7"/>
      <text:p text:style-name="P7"/>
      <text:p text:style-name="P7"/>
      <text:p text:style-name="P8">CIS-17C </text:p>
      <text:p text:style-name="P8">Section 42102</text:p>
      <text:p text:style-name="P8">Michael Risher</text:p>
      <text:p text:style-name="P8">June 8, 2016</text:p>
      <text:p text:style-name="P23">I. Introduction:</text:p>
      <text:p text:style-name="P3"/>
      <text:p text:style-name="P9">Title: Expression tree evaluator </text:p>
      <text:p text:style-name="P9"/>
      <text:p text:style-name="P11">A console based simple math evaluator using expression trees</text:p>
      <text:p text:style-name="P11"/>
      <text:p text:style-name="P14"/>
      <text:p text:style-name="P12">II. Summary</text:p>
      <text:p text:style-name="P13"/>
      <text:p text:style-name="P11">Project lines of code: 824 ( Using the stl library )</text:p>
      <text:p text:style-name="P11"/>
      <text:p text:style-name="P15"><text:tab/>This program takes a user equation and converts it to postfix notation and inserts in a binary tree. It then solves the equation from the nodes in the tree.</text:p>
      <text:p text:style-name="P15"/>
      <text:p text:style-name="P12">III. Instructions</text:p>
      <text:p text:style-name="P13"/>
      <text:p text:style-name="P15"><text:tab/>The program will start by asking if you want to insert an equation in as infix, postfix, or if you want to quit. To input as infix enter I, to input as postfix enter p, to quit enter q.</text:p>
      <text:p text:style-name="P15"><draw:frame draw:style-name="fr1" draw:name="graphics1" text:anchor-type="paragraph" svg:width="6.9252in" svg:height="1.1165in" draw:z-index="0"><draw:image xlink:href="Pictures/2000000700004AD500000C13C6CD0E53.svm" xlink:type="simple" xlink:show="embed" xlink:actuate="onLoad"/></draw:frame></text:p>
      <text:p text:style-name="P15">After selecting what input it will then ask for you to input an equation. The program supports addition, subtraction, multiplication, division, exponents, negatives, and decimals</text:p>
      <text:p text:style-name="P15"><draw:frame draw:style-name="fr1" draw:name="graphics2" text:anchor-type="paragraph" svg:width="6.9252in" svg:height="0.9035in" draw:z-index="1"><draw:image xlink:href="Pictures/2000000700004AD5000009C3794DF7BD.svm" xlink:type="simple" xlink:show="embed" xlink:actuate="onLoad"/></draw:frame></text:p>
      <text:p text:style-name="P15">Once you input an equation is will then check if it knows the answer by checking the hashtable to see if it previously solved it. It will then output the equation you entered and the answer as well if it found it in the hashtable</text:p>
      <text:p text:style-name="P15"><draw:frame draw:style-name="fr1" draw:name="graphics3" text:anchor-type="paragraph" svg:width="6.9252in" svg:height="1.6634in" draw:z-index="2"><draw:image xlink:href="Pictures/2000000700004B690000121D66E0E701.svm" xlink:type="simple" xlink:show="embed" xlink:actuate="onLoad"/></draw:frame></text:p>
      <text:p text:style-name="P15"><text:soft-page-break/></text:p>
      <text:p text:style-name="P15"/>
      <text:p text:style-name="P16">IV. Covered Topics:</text:p>
      <text:p text:style-name="P17"/>
      <text:p text:style-name="P17">Here are the covered topics and their location in the code</text:p>
      <table:table table:name="Table1" table:style-name="Table1">
        <table:table-column table:style-name="Table1.A"/>
        <table:table-column table:style-name="Table1.B"/>
        <table:table-row>
          <table:table-cell table:style-name="Table1.A1" office:value-type="string">
            <text:p text:style-name="P17">Tree</text:p>
          </table:table-cell>
          <table:table-cell table:style-name="Table1.B1" office:value-type="string">
            <text:p text:style-name="P17">ExpressionTree &amp; ExpressionNode</text:p>
          </table:table-cell>
        </table:table-row>
        <table:table-row>
          <table:table-cell table:style-name="Table1.A2" office:value-type="string">
            <text:p text:style-name="P17">Hashing</text:p>
          </table:table-cell>
          <table:table-cell table:style-name="Table1.B2" office:value-type="string">
            <text:p text:style-name="P17">HashTable</text:p>
          </table:table-cell>
        </table:table-row>
      </table:table>
      <text:p text:style-name="P4"/>
      <text:p text:style-name="P4">IV. Pseudocode:</text:p>
      <text:p text:style-name="P4"/>
      <text:p text:style-name="P18">:start</text:p>
      <text:p text:style-name="P18">:loop</text:p>
      <text:p text:style-name="P18">ask for what input mode </text:p>
      <text:p text:style-name="P18"><text:tab/>if q</text:p>
      <text:p text:style-name="P18"><text:tab/><text:tab/>goto end</text:p>
      <text:p text:style-name="P18">ask for input of equation</text:p>
      <text:p text:style-name="P18"><text:tab/>if postfix</text:p>
      <text:p text:style-name="P18"><text:tab/><text:tab/>create the tree</text:p>
      <text:p text:style-name="P18"><text:tab/>else if infix</text:p>
      <text:p text:style-name="P18"><text:tab/><text:tab/>convert to postfix</text:p>
      <text:p text:style-name="P18"><text:tab/><text:tab/>create the tree</text:p>
      <text:p text:style-name="P18">print out the answer to equation</text:p>
      <text:p text:style-name="P18">print out if it was stored in the hash table</text:p>
      <text:p text:style-name="P18">goto loop</text:p>
      <text:p text:style-name="P18">:end</text:p>
      <text:p text:style-name="P2"/>
      <text:p text:style-name="P2">IV. Code:</text:p>
      <text:p text:style-name="P10"/>
      <text:p text:style-name="P10">Main.cpp</text:p>
      <text:p text:style-name="P21"/>
      <text:p text:style-name="P19"><text:span text:style-name="T1"><text:s text:c="2"/>14 </text:span><text:span text:style-name="T5">#include </text:span><text:span text:style-name="T8">&lt;cstdlib&gt;</text:span></text:p>
      <text:p text:style-name="P30"><text:span text:style-name="T1"><text:s/>15 </text:span><text:span text:style-name="T5">#include </text:span><text:span text:style-name="T8">&lt;iostream&gt;</text:span></text:p>
      <text:p text:style-name="P30"><text:span text:style-name="T1"><text:s/>16 </text:span><text:span text:style-name="T5">#include </text:span><text:span text:style-name="T8">&lt;string&gt;</text:span></text:p>
      <text:p text:style-name="P28"><text:s/>17</text:p>
      <text:p text:style-name="P30"><text:span text:style-name="T1"><text:s/>18 </text:span><text:span text:style-name="T5">#include </text:span><text:span text:style-name="T8">"ExpressionTree.h"</text:span></text:p>
      <text:p text:style-name="P30"><text:span text:style-name="T1"><text:s/>19 </text:span><text:span text:style-name="T5">#include </text:span><text:span text:style-name="T8">"PostFix.h"</text:span></text:p>
      <text:p text:style-name="P30"><text:span text:style-name="T1"><text:s/>20 </text:span><text:span text:style-name="T5">#include </text:span><text:span text:style-name="T8">"HashTable.h"</text:span></text:p>
      <text:p text:style-name="P28"><text:s/>21</text:p>
      <text:p text:style-name="P28"><text:s/>22</text:p>
      <text:p text:style-name="P30"><text:span text:style-name="T1"><text:s/>23 using</text:span><text:span text:style-name="T11"> </text:span><text:span text:style-name="T12">namespace</text:span><text:span text:style-name="T11"> std;</text:span></text:p>
      <text:p text:style-name="P28"><text:s/>24</text:p>
      <text:p text:style-name="P30"><text:span text:style-name="T1"><text:s/>25 </text:span><text:span text:style-name="T12">int</text:span><text:span text:style-name="T11"> main( </text:span><text:span text:style-name="T12">int</text:span><text:span text:style-name="T11"> argc, </text:span><text:span text:style-name="T12">char</text:span><text:span text:style-name="T11">** argv ) {</text:span></text:p>
      <text:p text:style-name="P30"><text:span text:style-name="T1"><text:s/>26 </text:span><text:span text:style-name="T11"><text:s text:c="4"/>cout&lt;&lt; </text:span><text:span text:style-name="T8">"expression tree solver</text:span><text:span text:style-name="T13">\n</text:span><text:span text:style-name="T8">"</text:span><text:span text:style-name="T11">;</text:span></text:p>
      <text:p text:style-name="P30"><text:span text:style-name="T1"><text:s/>27 </text:span><text:span text:style-name="T11"><text:s text:c="4"/>ExpressionTree tree;</text:span></text:p>
      <text:p text:style-name="P28"><text:s/>28</text:p>
      <text:p text:style-name="P30"><text:span text:style-name="T1"><text:s/>29 </text:span><text:span text:style-name="T11"><text:s text:c="4"/></text:span><text:span text:style-name="T12">char</text:span><text:span text:style-name="T11"> inC;</text:span></text:p>
      <text:p text:style-name="P30"><text:span text:style-name="T1"><text:s/>30 </text:span><text:span text:style-name="T11"><text:s text:c="4"/>string str;</text:span></text:p>
      <text:p text:style-name="P30"><text:span text:style-name="T1"><text:s/>31 </text:span><text:span text:style-name="T11"><text:s text:c="4"/></text:span><text:span text:style-name="T12">bool</text:span><text:span text:style-name="T11"> isPost = </text:span><text:span text:style-name="T8">false</text:span><text:span text:style-name="T11">;</text:span></text:p>
      <text:p text:style-name="P30"><text:span text:style-name="T1"><text:s/>32 </text:span><text:span text:style-name="T11"><text:s text:c="4"/></text:span><text:span text:style-name="T12">bool</text:span><text:span text:style-name="T11"> isRunning = </text:span><text:span text:style-name="T8">true</text:span><text:span text:style-name="T11">;</text:span></text:p>
      <text:p text:style-name="P30"><text:span text:style-name="T1"><text:s/>33 </text:span><text:span text:style-name="T11"><text:s text:c="4"/></text:span><text:span text:style-name="T1">while</text:span><text:span text:style-name="T11">( isRunning ){</text:span></text:p>
      <text:p text:style-name="P30"><text:span text:style-name="T1"><text:s/>34 </text:span><text:span text:style-name="T11"><text:s text:c="8"/></text:span><text:span text:style-name="T1">do</text:span><text:span text:style-name="T11">{</text:span></text:p>
      <text:p text:style-name="P30"><text:span text:style-name="T1"><text:s/>35 </text:span><text:span text:style-name="T11"><text:s text:c="12"/>cout &lt;&lt; </text:span><text:span text:style-name="T8">"</text:span><text:span text:style-name="T13">\n</text:span><text:span text:style-name="T8">input an infix or post-fix notation or q to quit (i or p or q): "</text:span><text:span text:style-name="T11"> &lt;&lt; endl;</text:span></text:p>
      <text:p text:style-name="P30"><text:span text:style-name="T1"><text:s/>36 </text:span><text:span text:style-name="T11"><text:s text:c="4"/></text:span><text:span text:style-name="T3">// <text:s text:c="5"/>cin.ignore();</text:span></text:p>
      <text:p text:style-name="P30"><text:soft-page-break/><text:span text:style-name="T1"><text:s/>37 </text:span><text:span text:style-name="T11"><text:s text:c="12"/>getline( cin, str );</text:span></text:p>
      <text:p text:style-name="P30"><text:span text:style-name="T1"><text:s/>38 </text:span><text:span text:style-name="T11"><text:s text:c="12"/>str[</text:span><text:span text:style-name="T8">0</text:span><text:span text:style-name="T11">] = (</text:span><text:span text:style-name="T12">char</text:span><text:span text:style-name="T11">)tolower( str[</text:span><text:span text:style-name="T8">0</text:span><text:span text:style-name="T11">] );</text:span></text:p>
      <text:p text:style-name="P30"><text:span text:style-name="T1"><text:s/>39 </text:span><text:span text:style-name="T11"><text:s text:c="8"/>} </text:span><text:span text:style-name="T1">while</text:span><text:span text:style-name="T11">( str[</text:span><text:span text:style-name="T8">0</text:span><text:span text:style-name="T11">] != </text:span><text:span text:style-name="T8">'i'</text:span><text:span text:style-name="T11"> &amp;&amp; str[</text:span><text:span text:style-name="T8">0</text:span><text:span text:style-name="T11">] != </text:span><text:span text:style-name="T8">'p'</text:span><text:span text:style-name="T11"> &amp;&amp; str[</text:span><text:span text:style-name="T8">0</text:span><text:span text:style-name="T11">] != </text:span><text:span text:style-name="T8">'q'</text:span><text:span text:style-name="T11"> );</text:span></text:p>
      <text:p text:style-name="P30"><text:span text:style-name="T1"><text:s/>40 </text:span><text:span text:style-name="T11"><text:s text:c="8"/></text:span><text:span text:style-name="T1">if</text:span><text:span text:style-name="T11">( str[</text:span><text:span text:style-name="T8">0</text:span><text:span text:style-name="T11">] == </text:span><text:span text:style-name="T8">'q'</text:span><text:span text:style-name="T11"> ) {</text:span></text:p>
      <text:p text:style-name="P30"><text:span text:style-name="T1"><text:s/>41 </text:span><text:span text:style-name="T11"><text:s text:c="12"/>isRunning = </text:span><text:span text:style-name="T8">false</text:span><text:span text:style-name="T11">;</text:span></text:p>
      <text:p text:style-name="P30"><text:span text:style-name="T1"><text:s/>42 </text:span><text:span text:style-name="T11"><text:s text:c="12"/></text:span><text:span text:style-name="T1">break</text:span><text:span text:style-name="T11">;</text:span></text:p>
      <text:p text:style-name="P30"><text:span text:style-name="T1"><text:s/>43 </text:span><text:span text:style-name="T11"><text:s text:c="8"/>}</text:span></text:p>
      <text:p text:style-name="P30"><text:span text:style-name="T1"><text:s/>44 </text:span><text:span text:style-name="T11"><text:s text:c="8"/>isPost = ( str[</text:span><text:span text:style-name="T8">0</text:span><text:span text:style-name="T11">] == </text:span><text:span text:style-name="T8">'i'</text:span><text:span text:style-name="T11"> ? </text:span><text:span text:style-name="T8">false</text:span><text:span text:style-name="T11"> : </text:span><text:span text:style-name="T8">true</text:span><text:span text:style-name="T11"> );</text:span></text:p>
      <text:p text:style-name="P30"><text:span text:style-name="T1"><text:s/>45 </text:span><text:span text:style-name="T11"><text:s text:c="8"/></text:span><text:span text:style-name="T1">if</text:span><text:span text:style-name="T11">( isPost ){</text:span></text:p>
      <text:p text:style-name="P30"><text:span text:style-name="T1"><text:s/>46 </text:span><text:span text:style-name="T11"><text:s text:c="12"/>cout &lt;&lt; </text:span><text:span text:style-name="T8">"input a post-fix expression</text:span><text:span text:style-name="T13">\n</text:span><text:span text:style-name="T8">"</text:span><text:span text:style-name="T11">;</text:span></text:p>
      <text:p text:style-name="P30"><text:span text:style-name="T1"><text:s/>47 </text:span><text:span text:style-name="T11"><text:s text:c="8"/>} </text:span><text:span text:style-name="T1">else</text:span><text:span text:style-name="T11"> {</text:span></text:p>
      <text:p text:style-name="P30"><text:span text:style-name="T1"><text:s/>48 </text:span><text:span text:style-name="T11"><text:s text:c="12"/>cout &lt;&lt; </text:span><text:span text:style-name="T8">"input a infix expression</text:span><text:span text:style-name="T13">\n</text:span><text:span text:style-name="T8">"</text:span><text:span text:style-name="T11">;</text:span></text:p>
      <text:p text:style-name="P30"><text:span text:style-name="T1"><text:s/>49 </text:span><text:span text:style-name="T11"><text:s text:c="8"/>}</text:span></text:p>
      <text:p text:style-name="P28"><text:s/>50</text:p>
      <text:p text:style-name="P30"><text:span text:style-name="T1"><text:s/>51 </text:span><text:span text:style-name="T11"><text:s text:c="8"/>getline( cin, str );</text:span></text:p>
      <text:p text:style-name="P30"><text:span text:style-name="T1"><text:s/>52 </text:span><text:span text:style-name="T11"><text:s text:c="8"/>tree.create( str, isPost );</text:span></text:p>
      <text:p text:style-name="P30"><text:span text:style-name="T1"><text:s/>53 </text:span><text:span text:style-name="T11"><text:s text:c="8"/>cout &lt;&lt; ( tree.isStored() ? </text:span><text:span text:style-name="T8">"Stored in hashtable</text:span><text:span text:style-name="T13">\n</text:span><text:span text:style-name="T8">"</text:span><text:span text:style-name="T11"> : </text:span><text:span text:style-name="T8">"Not stored in hashtable</text:span><text:span text:style-name="T13">\n</text:span><text:span text:style-name="T8">"</text:span><text:span text:style-name="T11"> );</text:span></text:p>
      <text:p text:style-name="P30"><text:span text:style-name="T1"><text:s/>54 </text:span><text:span text:style-name="T11"><text:s text:c="8"/>cout &lt;&lt; str &lt;&lt; </text:span><text:span text:style-name="T8">" = "</text:span><text:span text:style-name="T11"> &lt;&lt; tree.evaluate() &lt;&lt; endl;</text:span></text:p>
      <text:p text:style-name="P30"><text:span text:style-name="T1"><text:s/>55 </text:span><text:span text:style-name="T11"><text:s text:c="4"/>}</text:span></text:p>
      <text:p text:style-name="P30"><text:span text:style-name="T11"><text:s/></text:span><text:span text:style-name="T1">84 </text:span><text:span text:style-name="T11"><text:s text:c="4"/></text:span><text:span text:style-name="T1">return</text:span><text:span text:style-name="T11"> </text:span><text:span text:style-name="T8">0</text:span><text:span text:style-name="T11">;</text:span></text:p>
      <text:p text:style-name="P30"><text:span text:style-name="T1"><text:s/>85 </text:span><text:span text:style-name="T11">}</text:span></text:p>
      <text:p text:style-name="P30"><text:span text:style-name="T11"/></text:p>
      <text:p text:style-name="P19"><text:span text:style-name="T11"/></text:p>
      <text:p text:style-name="P22"/>
      <text:p text:style-name="P10">Tokenizer.h</text:p>
      <text:p text:style-name="P21"><text:s/>14 <text:span text:style-name="T4">#ifndef TOKENIZER_H</text:span></text:p>
      <text:p text:style-name="P30"><text:span text:style-name="T1"><text:s/>15 </text:span><text:span text:style-name="T5">#define TOKENIZER_H</text:span></text:p>
      <text:p text:style-name="P28"><text:s/>16</text:p>
      <text:p text:style-name="P30"><text:span text:style-name="T1"><text:s/>17 using</text:span><text:span text:style-name="T11"> </text:span><text:span text:style-name="T12">namespace</text:span><text:span text:style-name="T11"> std;</text:span></text:p>
      <text:p text:style-name="P28"><text:s/>18</text:p>
      <text:p text:style-name="P30"><text:span text:style-name="T1"><text:s/>19 </text:span><text:span text:style-name="T12">class</text:span><text:span text:style-name="T11"> Tokenizer {</text:span></text:p>
      <text:p text:style-name="P30"><text:span text:style-name="T1"><text:s/>20 private</text:span><text:span text:style-name="T11">:</text:span></text:p>
      <text:p text:style-name="P30"><text:span text:style-name="T1"><text:s/>21 </text:span><text:span text:style-name="T11"><text:s text:c="4"/>string str;</text:span></text:p>
      <text:p text:style-name="P30"><text:span text:style-name="T1"><text:s/>22 </text:span><text:span text:style-name="T11"><text:s text:c="4"/></text:span><text:span text:style-name="T12">int</text:span><text:span text:style-name="T11"> current;</text:span></text:p>
      <text:p text:style-name="P30"><text:span text:style-name="T1"><text:s/>23 </text:span><text:span text:style-name="T11"><text:s text:c="4"/></text:span><text:span text:style-name="T12">int</text:span><text:span text:style-name="T11"> lookAhead;</text:span></text:p>
      <text:p text:style-name="P30"><text:span text:style-name="T1"><text:s/>24 </text:span><text:span text:style-name="T11"><text:s text:c="4"/></text:span><text:span text:style-name="T12">int</text:span><text:span text:style-name="T11"> lookBehind;</text:span></text:p>
      <text:p text:style-name="P30"><text:span text:style-name="T1"><text:s/>25 public</text:span><text:span text:style-name="T11">:</text:span></text:p>
      <text:p text:style-name="P28"><text:s/>26</text:p>
      <text:p text:style-name="P30"><text:span text:style-name="T1"><text:s/>27 </text:span><text:span text:style-name="T11"><text:s text:c="4"/>Tokenizer(std::string str) {</text:span></text:p>
      <text:p text:style-name="P30"><text:span text:style-name="T1"><text:s/>28 </text:span><text:span text:style-name="T11"><text:s text:c="8"/></text:span><text:span text:style-name="T1">this</text:span><text:span text:style-name="T11">-&gt;str = str;</text:span></text:p>
      <text:p text:style-name="P30"><text:span text:style-name="T1"><text:s/>29 </text:span><text:span text:style-name="T11"><text:s text:c="8"/></text:span><text:span text:style-name="T1">this</text:span><text:span text:style-name="T11">-&gt;current = </text:span><text:span text:style-name="T8">0</text:span><text:span text:style-name="T11">;</text:span></text:p>
      <text:p text:style-name="P30"><text:span text:style-name="T1"><text:s/>30 </text:span><text:span text:style-name="T11"><text:s text:c="8"/></text:span><text:span text:style-name="T1">this</text:span><text:span text:style-name="T11">-&gt;lookAhead = </text:span><text:span text:style-name="T8">1</text:span><text:span text:style-name="T11">;</text:span></text:p>
      <text:p text:style-name="P30"><text:span text:style-name="T1"><text:s/>31 </text:span><text:span text:style-name="T11"><text:s text:c="8"/></text:span><text:span text:style-name="T1">this</text:span><text:span text:style-name="T11">-&gt;lookBehind = -</text:span><text:span text:style-name="T8">1</text:span><text:span text:style-name="T11">;</text:span></text:p>
      <text:p text:style-name="P30"><text:span text:style-name="T1"><text:s/>32 </text:span><text:span text:style-name="T11"><text:s text:c="4"/>}</text:span></text:p>
      <text:p text:style-name="P30"><text:span text:style-name="T1"><text:s/>33 </text:span><text:span text:style-name="T11"><text:s text:c="4"/></text:span><text:span text:style-name="T12">char</text:span><text:span text:style-name="T11"> get(){</text:span></text:p>
      <text:p text:style-name="P30"><text:span text:style-name="T1"><text:s/>34 </text:span><text:span text:style-name="T11"><text:s text:c="8"/></text:span><text:span text:style-name="T1">return</text:span><text:span text:style-name="T11"> str[current];</text:span></text:p>
      <text:p text:style-name="P30"><text:span text:style-name="T1"><text:s/>35 </text:span><text:span text:style-name="T11"><text:s text:c="4"/>}</text:span></text:p>
      <text:p text:style-name="P28"><text:s/>36</text:p>
      <text:p text:style-name="P30"><text:span text:style-name="T1"><text:s/>37 </text:span><text:span text:style-name="T11"><text:s text:c="4"/></text:span><text:span text:style-name="T12">char</text:span><text:span text:style-name="T11"> behind() {</text:span></text:p>
      <text:p text:style-name="P30"><text:span text:style-name="T1"><text:s/>38 </text:span><text:span text:style-name="T11"><text:s text:c="8"/></text:span><text:span text:style-name="T1">return</text:span><text:span text:style-name="T11"> ( ( lookBehind &lt; </text:span><text:span text:style-name="T8">0</text:span><text:span text:style-name="T11"> ) ? ( </text:span><text:span text:style-name="T13">'\0'</text:span><text:span text:style-name="T11"> ) : ( str[lookBehind] ) );</text:span></text:p>
      <text:p text:style-name="P30"><text:span text:style-name="T1"><text:s/>39 </text:span><text:span text:style-name="T11"><text:s text:c="4"/>}</text:span></text:p>
      <text:p text:style-name="P28"><text:s/>40</text:p>
      <text:p text:style-name="P30"><text:span text:style-name="T1"><text:s/>41 </text:span><text:span text:style-name="T11"><text:s text:c="4"/></text:span><text:span text:style-name="T12">char</text:span><text:span text:style-name="T11"> forward() {</text:span></text:p>
      <text:p text:style-name="P30"><text:span text:style-name="T1"><text:s/>42 </text:span><text:span text:style-name="T11"><text:s text:c="8"/></text:span><text:span text:style-name="T1">return</text:span><text:span text:style-name="T11"> ( ( lookAhead &gt;= str.length( ) ) ? ( </text:span><text:span text:style-name="T13">'\0'</text:span><text:span text:style-name="T11"> ) : ( str[lookAhead] ) );</text:span></text:p>
      <text:p text:style-name="P30"><text:span text:style-name="T1"><text:s/>43 </text:span><text:span text:style-name="T11"><text:s text:c="4"/>}</text:span></text:p>
      <text:p text:style-name="P28"><text:s/>44</text:p>
      <text:p text:style-name="P30"><text:span text:style-name="T1"><text:s/>45 </text:span><text:span text:style-name="T11"><text:s text:c="4"/></text:span><text:span text:style-name="T12">void</text:span><text:span text:style-name="T11"> next() {</text:span></text:p>
      <text:p text:style-name="P30"><text:span text:style-name="T1"><text:s/>46 </text:span><text:span text:style-name="T11"><text:s text:c="8"/></text:span><text:span text:style-name="T1">if</text:span><text:span text:style-name="T11"> ( current &lt; str.length( ) ) {</text:span></text:p>
      <text:p text:style-name="P30"><text:span text:style-name="T1"><text:s/>47 </text:span><text:span text:style-name="T11"><text:s text:c="12"/>current++;</text:span></text:p>
      <text:p text:style-name="P30"><text:span text:style-name="T1"><text:s/>48 </text:span><text:span text:style-name="T11"><text:s text:c="12"/>lookAhead++;</text:span></text:p>
      <text:p text:style-name="P30"><text:span text:style-name="T1"><text:s/>49 </text:span><text:span text:style-name="T11"><text:s text:c="12"/>lookBehind++;</text:span></text:p>
      <text:p text:style-name="P30"><text:span text:style-name="T1"><text:s/>50 </text:span><text:span text:style-name="T11"><text:s text:c="8"/>}</text:span></text:p>
      <text:p text:style-name="P30"><text:span text:style-name="T1"><text:s/>51 </text:span><text:span text:style-name="T11"><text:s text:c="4"/>}</text:span></text:p>
      <text:p text:style-name="P30"><text:span text:style-name="T1"><text:s/>52 </text:span><text:span text:style-name="T11">};</text:span></text:p>
      <text:p text:style-name="P28"><text:s/>53</text:p>
      <text:p text:style-name="P28"><text:s/>54</text:p>
      <text:p text:style-name="P30"><text:span text:style-name="T1"><text:s/>55 </text:span><text:span text:style-name="T5">#endif</text:span><text:span text:style-name="T11"> </text:span><text:span text:style-name="T3">/* TOKENIZER_H */</text:span></text:p>
      <text:p text:style-name="P28"><text:s/>56</text:p>
      <text:p text:style-name="P21"><text:span text:style-name="T5"/></text:p>
      <text:p text:style-name="P10">ExpressionNode.h</text:p>
      <text:p text:style-name="P33"><text:span text:style-name="T2"><text:s/>14 </text:span><text:span text:style-name="T6">#ifndef EXPRESSIONNODE_H</text:span></text:p>
      <text:p text:style-name="P30"><text:span text:style-name="T1"><text:s/>15 </text:span><text:span text:style-name="T5">#define EXPRESSIONNODE_H</text:span></text:p>
      <text:p text:style-name="P28"><text:soft-page-break/><text:s/>16</text:p>
      <text:p text:style-name="P30"><text:span text:style-name="T1"><text:s/>17 </text:span><text:span text:style-name="T5">#include </text:span><text:span text:style-name="T8">&lt;cstdlib&gt;</text:span></text:p>
      <text:p text:style-name="P28"><text:s/>18</text:p>
      <text:p text:style-name="P30"><text:span text:style-name="T1"><text:s/>19 using</text:span><text:span text:style-name="T11"> </text:span><text:span text:style-name="T12">namespace</text:span><text:span text:style-name="T11"> std;</text:span></text:p>
      <text:p text:style-name="P28"><text:s/>20</text:p>
      <text:p text:style-name="P30"><text:span text:style-name="T1"><text:s/>21 </text:span><text:span text:style-name="T12">class</text:span><text:span text:style-name="T11"> ExpressionNode {</text:span></text:p>
      <text:p text:style-name="P30"><text:span text:style-name="T1"><text:s/>22 private</text:span><text:span text:style-name="T11">:</text:span></text:p>
      <text:p text:style-name="P30"><text:span text:style-name="T1"><text:s/>23 </text:span><text:span text:style-name="T11"><text:s text:c="4"/>ExpressionNode* left;</text:span></text:p>
      <text:p text:style-name="P30"><text:span text:style-name="T1"><text:s/>24 </text:span><text:span text:style-name="T11"><text:s text:c="4"/>ExpressionNode* right;</text:span></text:p>
      <text:p text:style-name="P30"><text:span text:style-name="T1"><text:s/>25 </text:span><text:span text:style-name="T11"><text:s text:c="4"/>string data;</text:span></text:p>
      <text:p text:style-name="P30"><text:span text:style-name="T1"><text:s/>26 public</text:span><text:span text:style-name="T11">:</text:span></text:p>
      <text:p text:style-name="P30"><text:span text:style-name="T1"><text:s/>27 </text:span><text:span text:style-name="T11"><text:s text:c="4"/>ExpressionNode( string data ){</text:span></text:p>
      <text:p text:style-name="P30"><text:span text:style-name="T1"><text:s/>28 </text:span><text:span text:style-name="T11"><text:s text:c="8"/></text:span><text:span text:style-name="T1">this</text:span><text:span text:style-name="T11">-&gt;data = data;</text:span></text:p>
      <text:p text:style-name="P30"><text:span text:style-name="T1"><text:s/>29 </text:span><text:span text:style-name="T11"><text:s text:c="8"/></text:span><text:span text:style-name="T1">this</text:span><text:span text:style-name="T11">-&gt;left = </text:span><text:span text:style-name="T8">NULL</text:span><text:span text:style-name="T11">;</text:span></text:p>
      <text:p text:style-name="P30"><text:span text:style-name="T1"><text:s/>30 </text:span><text:span text:style-name="T11"><text:s text:c="8"/></text:span><text:span text:style-name="T1">this</text:span><text:span text:style-name="T11">-&gt;right = </text:span><text:span text:style-name="T8">NULL</text:span><text:span text:style-name="T11">;</text:span></text:p>
      <text:p text:style-name="P30"><text:span text:style-name="T1"><text:s/>31 </text:span><text:span text:style-name="T11"><text:s text:c="4"/>}</text:span></text:p>
      <text:p text:style-name="P30"><text:span text:style-name="T1"><text:s/>32 </text:span><text:span text:style-name="T11"><text:s text:c="4"/></text:span><text:span text:style-name="T12">virtual</text:span><text:span text:style-name="T11"> ~ExpressionNode(){</text:span></text:p>
      <text:p text:style-name="P30"><text:span text:style-name="T1"><text:s/>33 </text:span><text:span text:style-name="T11"><text:s text:c="8"/></text:span><text:span text:style-name="T1">delete</text:span><text:span text:style-name="T11"> left;</text:span></text:p>
      <text:p text:style-name="P30"><text:span text:style-name="T1"><text:s/>34 </text:span><text:span text:style-name="T11"><text:s text:c="8"/></text:span><text:span text:style-name="T1">delete</text:span><text:span text:style-name="T11"> right;</text:span></text:p>
      <text:p text:style-name="P30"><text:span text:style-name="T1"><text:s/>35 </text:span><text:span text:style-name="T11"><text:s text:c="4"/>}</text:span></text:p>
      <text:p text:style-name="P30"><text:span text:style-name="T1"><text:s/>36 </text:span><text:span text:style-name="T11"><text:s text:c="4"/></text:span><text:span text:style-name="T12">void</text:span><text:span text:style-name="T11"> setRight( ExpressionNode* node ){</text:span></text:p>
      <text:p text:style-name="P30"><text:span text:style-name="T1"><text:s/>37 </text:span><text:span text:style-name="T11"><text:s text:c="8"/></text:span><text:span text:style-name="T1">this</text:span><text:span text:style-name="T11">-&gt;right = node;</text:span></text:p>
      <text:p text:style-name="P30"><text:span text:style-name="T1"><text:s/>38 </text:span><text:span text:style-name="T11"><text:s text:c="4"/>}</text:span></text:p>
      <text:p text:style-name="P28"><text:s/>39</text:p>
      <text:p text:style-name="P30"><text:span text:style-name="T1"><text:s/>40 </text:span><text:span text:style-name="T11"><text:s text:c="4"/></text:span><text:span text:style-name="T12">void</text:span><text:span text:style-name="T11"> setLeft( ExpressionNode* node ){</text:span></text:p>
      <text:p text:style-name="P30"><text:span text:style-name="T1"><text:s/>41 </text:span><text:span text:style-name="T11"><text:s text:c="8"/></text:span><text:span text:style-name="T1">this</text:span><text:span text:style-name="T11">-&gt;left = node;</text:span></text:p>
      <text:p text:style-name="P30"><text:span text:style-name="T1"><text:s/>42 </text:span><text:span text:style-name="T11"><text:s text:c="4"/>}</text:span></text:p>
      <text:p text:style-name="P28"><text:s/>43</text:p>
      <text:p text:style-name="P30"><text:span text:style-name="T1"><text:s/>44 </text:span><text:span text:style-name="T11"><text:s text:c="4"/></text:span><text:span text:style-name="T12">void</text:span><text:span text:style-name="T11"> setData(string data) {</text:span></text:p>
      <text:p text:style-name="P30"><text:span text:style-name="T1"><text:s/>45 </text:span><text:span text:style-name="T11"><text:s text:c="8"/></text:span><text:span text:style-name="T1">this</text:span><text:span text:style-name="T11">-&gt;data = data;</text:span></text:p>
      <text:p text:style-name="P30"><text:span text:style-name="T1"><text:s/>46 </text:span><text:span text:style-name="T11"><text:s text:c="4"/>}</text:span></text:p>
      <text:p text:style-name="P28"><text:s/>47</text:p>
      <text:p text:style-name="P30"><text:span text:style-name="T1"><text:s/>48 </text:span><text:span text:style-name="T11"><text:s text:c="4"/>string getData() </text:span><text:span text:style-name="T12">const</text:span><text:span text:style-name="T11"> {</text:span></text:p>
      <text:p text:style-name="P30"><text:span text:style-name="T1"><text:s/>49 </text:span><text:span text:style-name="T11"><text:s text:c="8"/></text:span><text:span text:style-name="T1">return</text:span><text:span text:style-name="T11"> data;</text:span></text:p>
      <text:p text:style-name="P30"><text:span text:style-name="T1"><text:s/>50 </text:span><text:span text:style-name="T11"><text:s text:c="4"/>}</text:span></text:p>
      <text:p text:style-name="P28"><text:s/>51</text:p>
      <text:p text:style-name="P30"><text:span text:style-name="T1"><text:s/>52 </text:span><text:span text:style-name="T11"><text:s text:c="4"/>ExpressionNode* getRight() </text:span><text:span text:style-name="T12">const</text:span><text:span text:style-name="T11"> {</text:span></text:p>
      <text:p text:style-name="P30"><text:span text:style-name="T1"><text:s/>53 </text:span><text:span text:style-name="T11"><text:s text:c="8"/></text:span><text:span text:style-name="T1">return</text:span><text:span text:style-name="T11"> right;</text:span></text:p>
      <text:p text:style-name="P30"><text:span text:style-name="T1"><text:s/>54 </text:span><text:span text:style-name="T11"><text:s text:c="4"/>}</text:span></text:p>
      <text:p text:style-name="P28"><text:s/>55</text:p>
      <text:p text:style-name="P30"><text:span text:style-name="T1"><text:s/>56 </text:span><text:span text:style-name="T11"><text:s text:c="4"/>ExpressionNode* getLeft() </text:span><text:span text:style-name="T12">const</text:span><text:span text:style-name="T11"> {</text:span></text:p>
      <text:p text:style-name="P30"><text:span text:style-name="T1"><text:s/>57 </text:span><text:span text:style-name="T11"><text:s text:c="8"/></text:span><text:span text:style-name="T1">return</text:span><text:span text:style-name="T11"> left;</text:span></text:p>
      <text:p text:style-name="P30"><text:span text:style-name="T1"><text:s/>58 </text:span><text:span text:style-name="T11"><text:s text:c="4"/>}</text:span></text:p>
      <text:p text:style-name="P30"><text:span text:style-name="T1"><text:s/>59 </text:span><text:span text:style-name="T11">};</text:span></text:p>
      <text:p text:style-name="P28"><text:s/>60</text:p>
      <text:p text:style-name="P30"><text:span text:style-name="T1"><text:s/>61 </text:span><text:span text:style-name="T5">#endif</text:span><text:span text:style-name="T11"> </text:span><text:span text:style-name="T3">/* EXPRESSIONNODE_H */</text:span></text:p>
      <text:p text:style-name="P10">ExpressionTree.h</text:p>
      <text:p text:style-name="P33"><text:span text:style-name="T2">14 </text:span><text:span text:style-name="T6">#ifndef EXPRESSIONTREE_H</text:span></text:p>
      <text:p text:style-name="P30"><text:span text:style-name="T1"><text:s/>15 </text:span><text:span text:style-name="T5">#define EXPRESSIONTREE_H</text:span></text:p>
      <text:p text:style-name="P28"><text:s/>16</text:p>
      <text:p text:style-name="P30"><text:span text:style-name="T1"><text:s/>17 </text:span><text:span text:style-name="T5">#include </text:span><text:span text:style-name="T8">&lt;string&gt;</text:span></text:p>
      <text:p text:style-name="P30"><text:span text:style-name="T1"><text:s/>18 </text:span><text:span text:style-name="T5">#include </text:span><text:span text:style-name="T8">"ExpressionNode.h"</text:span></text:p>
      <text:p text:style-name="P30"><text:span text:style-name="T1"><text:s/>19 </text:span><text:span text:style-name="T5">#include </text:span><text:span text:style-name="T8">"HashTable.h"</text:span></text:p>
      <text:p text:style-name="P28"><text:s/>20</text:p>
      <text:p text:style-name="P30"><text:span text:style-name="T1"><text:s/>21 using</text:span><text:span text:style-name="T11"> </text:span><text:span text:style-name="T12">namespace</text:span><text:span text:style-name="T11"> std;</text:span></text:p>
      <text:p text:style-name="P28"><text:s/>22</text:p>
      <text:p text:style-name="P30"><text:span text:style-name="T1"><text:s/>23 </text:span><text:span text:style-name="T12">class</text:span><text:span text:style-name="T11"> ExpressionTree {</text:span></text:p>
      <text:p text:style-name="P30"><text:span text:style-name="T1"><text:s/>24 private</text:span><text:span text:style-name="T11">:</text:span></text:p>
      <text:p text:style-name="P30"><text:span text:style-name="T1"><text:s/>25 </text:span><text:span text:style-name="T11"><text:s text:c="4"/>ExpressionNode* root;</text:span></text:p>
      <text:p text:style-name="P30"><text:span text:style-name="T1"><text:s/>26 </text:span><text:span text:style-name="T11"><text:s text:c="4"/>HashTable hashmap;</text:span></text:p>
      <text:p text:style-name="P30"><text:span text:style-name="T1"><text:s/>27 </text:span><text:span text:style-name="T11"><text:s text:c="4"/>string equation;</text:span></text:p>
      <text:p text:style-name="P30"><text:span text:style-name="T1"><text:s/>28 </text:span><text:span text:style-name="T11"><text:s text:c="4"/>string recursionEval( ExpressionNode *node );</text:span></text:p>
      <text:p text:style-name="P30"><text:span text:style-name="T1"><text:s/>29 </text:span><text:span text:style-name="T11"><text:s text:c="4"/></text:span><text:span text:style-name="T12">void</text:span><text:span text:style-name="T11"> rInOrder( ExpressionNode *node );</text:span></text:p>
      <text:p text:style-name="P30"><text:span text:style-name="T1"><text:s/>30 </text:span><text:span text:style-name="T11"><text:s text:c="4"/></text:span><text:span text:style-name="T12">void</text:span><text:span text:style-name="T11"> rPostOrder( ExpressionNode *node );</text:span></text:p>
      <text:p text:style-name="P30"><text:span text:style-name="T1"><text:s/>31 </text:span><text:span text:style-name="T11"><text:s text:c="4"/></text:span><text:span text:style-name="T12">void</text:span><text:span text:style-name="T11"> rPreOrder( ExpressionNode *node );</text:span></text:p>
      <text:p text:style-name="P30"><text:span text:style-name="T1"><text:s/>32 public</text:span><text:span text:style-name="T11">:</text:span></text:p>
      <text:p text:style-name="P30"><text:span text:style-name="T1"><text:s/>33 </text:span><text:span text:style-name="T11"><text:s text:c="4"/>ExpressionTree() :</text:span></text:p>
      <text:p text:style-name="P30"><text:span text:style-name="T1"><text:s/>34 </text:span><text:span text:style-name="T11"><text:s text:c="8"/>hashmap( </text:span><text:span text:style-name="T8">100000</text:span><text:span text:style-name="T11"> ),</text:span></text:p>
      <text:p text:style-name="P30"><text:span text:style-name="T1"><text:s/>35 </text:span><text:span text:style-name="T11"><text:s text:c="8"/>root(</text:span><text:span text:style-name="T8">NULL</text:span><text:span text:style-name="T11">){};</text:span></text:p>
      <text:p text:style-name="P30"><text:span text:style-name="T1"><text:s/>36 </text:span><text:span text:style-name="T11"><text:s text:c="4"/></text:span><text:span text:style-name="T12">virtual</text:span><text:span text:style-name="T11"> ~ExpressionTree();</text:span></text:p>
      <text:p text:style-name="P30"><text:span text:style-name="T1"><text:s/>37 </text:span><text:span text:style-name="T11"><text:s text:c="4"/></text:span><text:span text:style-name="T12">void</text:span><text:span text:style-name="T11"> helper( ExpressionNode *node );</text:span></text:p>
      <text:p text:style-name="P30"><text:span text:style-name="T1"><text:s/>38 </text:span><text:span text:style-name="T11"><text:s text:c="4"/></text:span><text:span text:style-name="T12">void</text:span><text:span text:style-name="T11"> create( string postfix );</text:span></text:p>
      <text:p text:style-name="P30"><text:span text:style-name="T1"><text:s/>39 </text:span><text:span text:style-name="T11"><text:s text:c="4"/></text:span><text:span text:style-name="T12">void</text:span><text:span text:style-name="T11"> create( string postfix, </text:span><text:span text:style-name="T12">bool</text:span><text:span text:style-name="T11"> isPostfix );</text:span></text:p>
      <text:p text:style-name="P30"><text:span text:style-name="T1"><text:s/>40 </text:span><text:span text:style-name="T11"><text:s text:c="4"/></text:span><text:span text:style-name="T12">void</text:span><text:span text:style-name="T11"> inOrder();</text:span></text:p>
      <text:p text:style-name="P30"><text:soft-page-break/><text:span text:style-name="T1"><text:s/>41 </text:span><text:span text:style-name="T11"><text:s text:c="4"/></text:span><text:span text:style-name="T12">void</text:span><text:span text:style-name="T11"> postOrder();</text:span></text:p>
      <text:p text:style-name="P30"><text:span text:style-name="T1"><text:s/>42 </text:span><text:span text:style-name="T11"><text:s text:c="4"/></text:span><text:span text:style-name="T12">void</text:span><text:span text:style-name="T11"> preOrder();</text:span></text:p>
      <text:p text:style-name="P30"><text:span text:style-name="T1"><text:s/>43 </text:span><text:span text:style-name="T11"><text:s text:c="4"/>string evaluate();</text:span></text:p>
      <text:p text:style-name="P30"><text:span text:style-name="T1"><text:s/>44 </text:span><text:span text:style-name="T11"><text:s text:c="4"/></text:span><text:span text:style-name="T12">void</text:span><text:span text:style-name="T11"> clear();</text:span></text:p>
      <text:p text:style-name="P30"><text:span text:style-name="T1"><text:s/>45 </text:span><text:span text:style-name="T11"><text:s text:c="4"/></text:span><text:span text:style-name="T12">bool</text:span><text:span text:style-name="T11"> isStored();</text:span></text:p>
      <text:p text:style-name="P30"><text:span text:style-name="T1"><text:s/>46 </text:span><text:span text:style-name="T11">};</text:span></text:p>
      <text:p text:style-name="P28"><text:s/>47</text:p>
      <text:p text:style-name="P30"><text:span text:style-name="T1"><text:s/>48 </text:span><text:span text:style-name="T5">#endif</text:span><text:span text:style-name="T11"> </text:span><text:span text:style-name="T3">/* EXPRESSIONTREE_H */</text:span></text:p>
      <text:p text:style-name="P30"><text:span text:style-name="T3"/></text:p>
      <text:p text:style-name="P10">ExpressionTree.cpp</text:p>
      <text:p text:style-name="P33"><text:span text:style-name="T2"><text:s/>14 </text:span><text:span text:style-name="T6">#include </text:span><text:span text:style-name="T9">&lt;cstdlib&gt;</text:span></text:p>
      <text:p text:style-name="P30"><text:span text:style-name="T1"><text:s/>15 </text:span><text:span text:style-name="T5">#include </text:span><text:span text:style-name="T8">&lt;string&gt;</text:span></text:p>
      <text:p text:style-name="P30"><text:span text:style-name="T1"><text:s/>16 </text:span><text:span text:style-name="T5">#include </text:span><text:span text:style-name="T8">&lt;iostream&gt;</text:span></text:p>
      <text:p text:style-name="P30"><text:span text:style-name="T1"><text:s/>17 </text:span><text:span text:style-name="T5">#include </text:span><text:span text:style-name="T8">&lt;sstream&gt;</text:span></text:p>
      <text:p text:style-name="P30"><text:span text:style-name="T1"><text:s/>18 </text:span><text:span text:style-name="T5">#include </text:span><text:span text:style-name="T8">&lt;cmath&gt;</text:span></text:p>
      <text:p text:style-name="P30"><text:span text:style-name="T1"><text:s/>19 </text:span><text:span text:style-name="T5">#include </text:span><text:span text:style-name="T8">"ExpressionTree.h"</text:span></text:p>
      <text:p text:style-name="P30"><text:span text:style-name="T1"><text:s/>20 </text:span><text:span text:style-name="T5">#include </text:span><text:span text:style-name="T8">"HashTable.h"</text:span></text:p>
      <text:p text:style-name="P30"><text:span text:style-name="T1"><text:s/>21 </text:span><text:span text:style-name="T5">#include </text:span><text:span text:style-name="T8">&lt;stack&gt;</text:span></text:p>
      <text:p text:style-name="P30"><text:span text:style-name="T1"><text:s/>22 </text:span><text:span text:style-name="T5">#include </text:span><text:span text:style-name="T8">"PostFix.h"</text:span></text:p>
      <text:p text:style-name="P28"><text:s/>23</text:p>
      <text:p text:style-name="P30"><text:span text:style-name="T1"><text:s/>24 using</text:span><text:span text:style-name="T11"> </text:span><text:span text:style-name="T12">namespace</text:span><text:span text:style-name="T11"> std;</text:span></text:p>
      <text:p text:style-name="P28"><text:s/>25</text:p>
      <text:p text:style-name="P30"><text:span text:style-name="T1"><text:s/>26 </text:span><text:span text:style-name="T3">//ExpressionTree::ExpressionTree( ) {</text:span></text:p>
      <text:p text:style-name="P30"><text:span text:style-name="T1"><text:s/>27 </text:span><text:span text:style-name="T3">//// <text:s text:c="3"/>hashmap = HashTable( 100000 );</text:span></text:p>
      <text:p text:style-name="P30"><text:span text:style-name="T1"><text:s/>28 </text:span><text:span text:style-name="T3">// <text:s/>root = NULL;</text:span></text:p>
      <text:p text:style-name="P30"><text:span text:style-name="T1"><text:s/>29 </text:span><text:span text:style-name="T3">//}</text:span></text:p>
      <text:p text:style-name="P28"><text:s/>30</text:p>
      <text:p text:style-name="P30"><text:span text:style-name="T1"><text:s/>31 </text:span><text:span text:style-name="T11">ExpressionTree::~ExpressionTree( ) {</text:span></text:p>
      <text:p text:style-name="P30"><text:span text:style-name="T1"><text:s/>32 </text:span><text:span text:style-name="T11"><text:s text:c="4"/></text:span><text:span text:style-name="T3">//helper( root ); //helper no longer works again</text:span></text:p>
      <text:p text:style-name="P30"><text:span text:style-name="T1"><text:s/>33 </text:span><text:span text:style-name="T11"><text:s text:c="4"/></text:span><text:span text:style-name="T1">if</text:span><text:span text:style-name="T11">( root ){</text:span></text:p>
      <text:p text:style-name="P30"><text:span text:style-name="T1"><text:s/>34 </text:span><text:span text:style-name="T11"><text:s text:c="8"/></text:span><text:span text:style-name="T1">delete</text:span><text:span text:style-name="T11"> root;</text:span></text:p>
      <text:p text:style-name="P30"><text:span text:style-name="T1"><text:s/>35 </text:span><text:span text:style-name="T11"><text:s text:c="8"/></text:span><text:span text:style-name="T3">//this is the right way because we call the destroy method for the node which recursivly ca</text:span><text:span text:style-name="T1"> <text:s text:c="3"/></text:span><text:span text:style-name="T3">lls done to all the others becuase the node has a destructor</text:span></text:p>
      <text:p text:style-name="P30"><text:span text:style-name="T1"><text:s/>36 </text:span><text:span text:style-name="T11"><text:s text:c="4"/>}</text:span></text:p>
      <text:p text:style-name="P30"><text:span text:style-name="T1"><text:s/>37 </text:span><text:span text:style-name="T11">}</text:span></text:p>
      <text:p text:style-name="P28"><text:s/>38</text:p>
      <text:p text:style-name="P30"><text:span text:style-name="T1"><text:s/>39 </text:span><text:span text:style-name="T3">/**</text:span></text:p>
      <text:p text:style-name="P30"><text:span text:style-name="T1"><text:s/>40 </text:span><text:span text:style-name="T3"><text:s/>* @deprecated</text:span></text:p>
      <text:p text:style-name="P30"><text:span text:style-name="T1"><text:s/>41 </text:span><text:span text:style-name="T3"><text:s/>*/</text:span></text:p>
      <text:p text:style-name="P30"><text:span text:style-name="T1"><text:s/>42 </text:span><text:span text:style-name="T12">void</text:span><text:span text:style-name="T11"> ExpressionTree::helper( ExpressionNode* node ) {</text:span></text:p>
      <text:p text:style-name="P30"><text:span text:style-name="T1"><text:s/>43 </text:span><text:span text:style-name="T11"><text:s text:c="4"/></text:span><text:span text:style-name="T1">if</text:span><text:span text:style-name="T11"> ( !node ) {</text:span></text:p>
      <text:p text:style-name="P30"><text:span text:style-name="T1"><text:s/>44 </text:span><text:span text:style-name="T11"><text:s text:c="8"/></text:span><text:span text:style-name="T1">return</text:span><text:span text:style-name="T11">;</text:span></text:p>
      <text:p text:style-name="P30"><text:span text:style-name="T1"><text:s/>45 </text:span><text:span text:style-name="T11"><text:s text:c="4"/>} </text:span><text:span text:style-name="T1">else</text:span><text:span text:style-name="T11"> {</text:span></text:p>
      <text:p text:style-name="P30"><text:span text:style-name="T1"><text:s/>46 </text:span><text:span text:style-name="T11"><text:s text:c="8"/>helper( node-&gt;getLeft( ) );</text:span></text:p>
      <text:p text:style-name="P30"><text:span text:style-name="T1"><text:s/>47 </text:span><text:span text:style-name="T11"><text:s text:c="8"/>helper( node-&gt;getRight( ) );</text:span></text:p>
      <text:p text:style-name="P30"><text:span text:style-name="T1"><text:s/>48 </text:span><text:span text:style-name="T11"><text:s text:c="8"/></text:span><text:span text:style-name="T1">delete</text:span><text:span text:style-name="T11"> node;</text:span></text:p>
      <text:p text:style-name="P30"><text:span text:style-name="T1"><text:s/>49 </text:span><text:span text:style-name="T11"><text:s text:c="4"/>}</text:span></text:p>
      <text:p text:style-name="P30"><text:span text:style-name="T1"><text:s/>50 </text:span><text:span text:style-name="T11">}</text:span></text:p>
      <text:p text:style-name="P28"><text:s/>51</text:p>
      <text:p text:style-name="P30"><text:span text:style-name="T1"><text:s/>52 </text:span><text:span text:style-name="T12">void</text:span><text:span text:style-name="T11"> ExpressionTree::clear(){</text:span></text:p>
      <text:p text:style-name="P30"><text:span text:style-name="T1"><text:s/>53 </text:span><text:span text:style-name="T3">// <text:s/>helper( root );</text:span></text:p>
      <text:p text:style-name="P30"><text:span text:style-name="T1"><text:s/>54 </text:span><text:span text:style-name="T11"><text:s text:c="4"/></text:span><text:span text:style-name="T1">if</text:span><text:span text:style-name="T11">( root ){</text:span></text:p>
      <text:p text:style-name="P30"><text:span text:style-name="T1"><text:s/>55 </text:span><text:span text:style-name="T11"><text:s text:c="8"/></text:span><text:span text:style-name="T1">delete</text:span><text:span text:style-name="T11"> root;</text:span></text:p>
      <text:p text:style-name="P30"><text:span text:style-name="T1"><text:s/>56 </text:span><text:span text:style-name="T11"><text:s text:c="4"/>}</text:span></text:p>
      <text:p text:style-name="P30"><text:span text:style-name="T1"><text:s/>57 </text:span><text:span text:style-name="T11">}</text:span></text:p>
      <text:p text:style-name="P28"><text:s/>58</text:p>
      <text:p text:style-name="P30"><text:span text:style-name="T1"><text:s/>59 </text:span><text:span text:style-name="T12">void</text:span><text:span text:style-name="T11"> ExpressionTree::create( string postfix ) {</text:span></text:p>
      <text:p text:style-name="P30"><text:span text:style-name="T1"><text:s/>60 </text:span><text:span text:style-name="T11"><text:s text:c="4"/>create( postfix, </text:span><text:span text:style-name="T8">false</text:span><text:span text:style-name="T11"> );</text:span></text:p>
      <text:p text:style-name="P30"><text:span text:style-name="T1"><text:s/>61 </text:span><text:span text:style-name="T11">}</text:span></text:p>
      <text:p text:style-name="P28"><text:s/>62</text:p>
      <text:p text:style-name="P30"><text:span text:style-name="T1"><text:s/>63 </text:span><text:span text:style-name="T12">void</text:span><text:span text:style-name="T11"> ExpressionTree::create( string postfix, </text:span><text:span text:style-name="T12">bool</text:span><text:span text:style-name="T11"> isPostfix ) {</text:span></text:p>
      <text:p text:style-name="P30"><text:span text:style-name="T1"><text:s/>64 </text:span><text:span text:style-name="T11"><text:s text:c="4"/></text:span><text:span text:style-name="T1">if</text:span><text:span text:style-name="T11"> ( isPostfix ) {</text:span></text:p>
      <text:p text:style-name="P30"><text:span text:style-name="T1"><text:s/>65 </text:span><text:span text:style-name="T11"><text:s text:c="8"/>cout &lt;&lt; </text:span><text:span text:style-name="T8">"create: "</text:span><text:span text:style-name="T11"> &lt;&lt; postfix &lt;&lt; endl;</text:span></text:p>
      <text:p text:style-name="P30"><text:span text:style-name="T1"><text:s/>66 </text:span><text:span text:style-name="T11"><text:s text:c="8"/>equation = postfix;</text:span></text:p>
      <text:p text:style-name="P30"><text:span text:style-name="T1"><text:s/>67 </text:span><text:span text:style-name="T11"><text:s text:c="8"/></text:span><text:span text:style-name="T3">//if exists and has collisions or if it doesn't exist</text:span></text:p>
      <text:p text:style-name="P30"><text:span text:style-name="T1"><text:s/>68 </text:span><text:span text:style-name="T11"><text:s text:c="8"/></text:span><text:span text:style-name="T1">if</text:span><text:span text:style-name="T11"> ( hashmap.hasCollision( postfix ) || !hashmap.exists( postfix ) ) {</text:span></text:p>
      <text:p text:style-name="P30"><text:span text:style-name="T1"><text:s/>69 </text:span><text:span text:style-name="T11"><text:s text:c="12"/>stack&lt;ExpressionNode *&gt; tempStack;</text:span></text:p>
      <text:p text:style-name="P30"><text:span text:style-name="T1"><text:s/>70 </text:span><text:span text:style-name="T11"><text:s text:c="12"/>ExpressionNode *eq, *op1, *op2;</text:span></text:p>
      <text:p text:style-name="P30"><text:span text:style-name="T1"><text:s/>71 </text:span><text:span text:style-name="T11"><text:s text:c="12"/>stringstream ss( postfix );</text:span></text:p>
      <text:p text:style-name="P30"><text:span text:style-name="T1"><text:s/>72 </text:span><text:span text:style-name="T11"><text:s text:c="12"/>string current;</text:span></text:p>
      <text:p text:style-name="P30"><text:span text:style-name="T1"><text:s/>73 </text:span><text:span text:style-name="T11"><text:s text:c="12"/></text:span><text:span text:style-name="T1">while</text:span><text:span text:style-name="T11"> ( ss &gt;&gt; current ) {</text:span></text:p>
      <text:p text:style-name="P30"><text:span text:style-name="T1"><text:s/>74 </text:span><text:span text:style-name="T11"><text:s text:c="16"/></text:span><text:span text:style-name="T3">//if number push to stack</text:span></text:p>
      <text:p text:style-name="P30"><text:span text:style-name="T1"><text:s/>75 </text:span><text:span text:style-name="T11"><text:s text:c="16"/></text:span><text:span text:style-name="T1">if</text:span><text:span text:style-name="T11"> ( !isOperator( current ) ) {</text:span></text:p>
      <text:p text:style-name="P30"><text:span text:style-name="T1"><text:s/>76 </text:span><text:span text:style-name="T11"><text:s text:c="20"/>eq = </text:span><text:span text:style-name="T1">new</text:span><text:span text:style-name="T11"> ExpressionNode( current );</text:span></text:p>
      <text:p text:style-name="P30"><text:soft-page-break/><text:span text:style-name="T1"><text:s/>77 </text:span><text:span text:style-name="T11"><text:s text:c="20"/>tempStack.push( eq );</text:span></text:p>
      <text:p text:style-name="P30"><text:span text:style-name="T1"><text:s/>78 </text:span><text:span text:style-name="T11"><text:s text:c="16"/>} </text:span><text:span text:style-name="T1">else</text:span><text:span text:style-name="T11"> {</text:span></text:p>
      <text:p text:style-name="P30"><text:span text:style-name="T1"><text:s/>79 </text:span><text:span text:style-name="T11"><text:s text:c="20"/>eq = </text:span><text:span text:style-name="T1">new</text:span><text:span text:style-name="T11"> ExpressionNode( current );</text:span></text:p>
      <text:p text:style-name="P30"><text:span text:style-name="T1"><text:s/>80 </text:span><text:span text:style-name="T11"><text:s text:c="20"/></text:span><text:span text:style-name="T3">//pop numbers</text:span></text:p>
      <text:p text:style-name="P30"><text:span text:style-name="T1"><text:s/>81 </text:span><text:span text:style-name="T11"><text:s text:c="20"/>op1 = tempStack.top( );</text:span></text:p>
      <text:p text:style-name="P30"><text:span text:style-name="T1"><text:s/>82 </text:span><text:span text:style-name="T11"><text:s text:c="20"/></text:span><text:span text:style-name="T3">// <text:s text:c="13"/>cout &lt;&lt; "op1: " &lt;&lt; op1-&gt;getData() &lt;&lt; endl;</text:span></text:p>
      <text:p text:style-name="P30"><text:span text:style-name="T1"><text:s/>83 </text:span><text:span text:style-name="T11"><text:s text:c="20"/>tempStack.pop( );</text:span></text:p>
      <text:p text:style-name="P30"><text:span text:style-name="T1"><text:s/>84 </text:span><text:span text:style-name="T11"><text:s text:c="20"/>op2 = tempStack.top( );</text:span></text:p>
      <text:p text:style-name="P30"><text:span text:style-name="T1"><text:s/>85 </text:span><text:span text:style-name="T11"><text:s text:c="20"/></text:span><text:span text:style-name="T3">// <text:s text:c="13"/>cout &lt;&lt; "op2: " &lt;&lt; op2-&gt;getData() &lt;&lt; endl;</text:span></text:p>
      <text:p text:style-name="P30"><text:span text:style-name="T1"><text:s/>86 </text:span><text:span text:style-name="T11"><text:s text:c="20"/>tempStack.pop( );</text:span></text:p>
      <text:p text:style-name="P28"><text:s/>87</text:p>
      <text:p text:style-name="P30"><text:span text:style-name="T1"><text:s/>88 </text:span><text:span text:style-name="T11"><text:s text:c="20"/>eq-&gt;setRight( op1 );</text:span></text:p>
      <text:p text:style-name="P30"><text:span text:style-name="T1"><text:s/>89 </text:span><text:span text:style-name="T11"><text:s text:c="20"/>eq-&gt;setLeft( op2 );</text:span></text:p>
      <text:p text:style-name="P30"><text:span text:style-name="T1"><text:s/>90 </text:span><text:span text:style-name="T11"><text:s text:c="20"/></text:span><text:span text:style-name="T3">//push equation to the stack</text:span></text:p>
      <text:p text:style-name="P30"><text:span text:style-name="T1"><text:s/>91 </text:span><text:span text:style-name="T11"><text:s text:c="20"/>tempStack.push( eq );</text:span></text:p>
      <text:p text:style-name="P30"><text:span text:style-name="T1"><text:s/>92 </text:span><text:span text:style-name="T11"><text:s text:c="16"/>}</text:span></text:p>
      <text:p text:style-name="P30"><text:span text:style-name="T1"><text:s/>93 </text:span><text:span text:style-name="T11"><text:s text:c="12"/>}</text:span></text:p>
      <text:p text:style-name="P28"><text:s/>94</text:p>
      <text:p text:style-name="P30"><text:span text:style-name="T1"><text:s/>95 </text:span><text:span text:style-name="T11"><text:s text:c="12"/>root = tempStack.top( );</text:span></text:p>
      <text:p text:style-name="P30"><text:span text:style-name="T1"><text:s/>96 </text:span><text:span text:style-name="T11"><text:s text:c="12"/></text:span><text:span text:style-name="T3">//make sure the stack is clean</text:span></text:p>
      <text:p text:style-name="P30"><text:span text:style-name="T1"><text:s/>97 </text:span><text:span text:style-name="T11"><text:s text:c="12"/></text:span><text:span text:style-name="T1">while</text:span><text:span text:style-name="T11">( !tempStack.empty() ){</text:span></text:p>
      <text:p text:style-name="P30"><text:span text:style-name="T1"><text:s/>98 </text:span><text:span text:style-name="T11"><text:s text:c="16"/>tempStack.pop();</text:span></text:p>
      <text:p text:style-name="P30"><text:span text:style-name="T1"><text:s/>99 </text:span><text:span text:style-name="T11"><text:s text:c="12"/>}</text:span></text:p>
      <text:p text:style-name="P30"><text:span text:style-name="T1">100 </text:span><text:span text:style-name="T11"><text:s text:c="8"/>} </text:span><text:span text:style-name="T1">else</text:span><text:span text:style-name="T11"> {</text:span></text:p>
      <text:p text:style-name="P30"><text:span text:style-name="T1">101 </text:span><text:span text:style-name="T11"><text:s text:c="12"/>root = </text:span><text:span text:style-name="T8">NULL</text:span><text:span text:style-name="T11">;</text:span></text:p>
      <text:p text:style-name="P30"><text:span text:style-name="T1">102 </text:span><text:span text:style-name="T11"><text:s text:c="8"/>}</text:span></text:p>
      <text:p text:style-name="P30"><text:span text:style-name="T1">103 </text:span><text:span text:style-name="T11"><text:s text:c="4"/>} </text:span><text:span text:style-name="T1">else</text:span><text:span text:style-name="T11"> {</text:span></text:p>
      <text:p text:style-name="P30"><text:span text:style-name="T1">104 </text:span><text:span text:style-name="T11"><text:s text:c="8"/>string temp = convert( postfix );</text:span></text:p>
      <text:p text:style-name="P30"><text:span text:style-name="T1">105 </text:span><text:span text:style-name="T11"><text:s text:c="8"/></text:span><text:span text:style-name="T1">if</text:span><text:span text:style-name="T11">( temp == </text:span><text:span text:style-name="T8">""</text:span><text:span text:style-name="T11"> ){</text:span></text:p>
      <text:p text:style-name="P30"><text:span text:style-name="T1">106 </text:span><text:span text:style-name="T11"><text:s text:c="12"/>cout &lt;&lt; </text:span><text:span text:style-name="T8">"invalid equation</text:span><text:span text:style-name="T13">\n</text:span><text:span text:style-name="T8">"</text:span><text:span text:style-name="T11">;</text:span></text:p>
      <text:p text:style-name="P30"><text:span text:style-name="T1">107 </text:span><text:span text:style-name="T11"><text:s text:c="12"/></text:span><text:span text:style-name="T1">return</text:span><text:span text:style-name="T11">;</text:span></text:p>
      <text:p text:style-name="P30"><text:span text:style-name="T1">108 </text:span><text:span text:style-name="T11"><text:s text:c="8"/>}</text:span></text:p>
      <text:p text:style-name="P30"><text:span text:style-name="T1">109 </text:span><text:span text:style-name="T11"><text:s text:c="8"/>create( temp, </text:span><text:span text:style-name="T8">true</text:span><text:span text:style-name="T11"> );</text:span></text:p>
      <text:p text:style-name="P30"><text:span text:style-name="T1">110 </text:span><text:span text:style-name="T11"><text:s text:c="4"/>}</text:span></text:p>
      <text:p text:style-name="P30"><text:span text:style-name="T1">111 </text:span><text:span text:style-name="T11">}</text:span></text:p>
      <text:p text:style-name="P28">112</text:p>
      <text:p text:style-name="P30"><text:span text:style-name="T1">113 </text:span><text:span text:style-name="T12">bool</text:span><text:span text:style-name="T11"> ExpressionTree::isStored(){</text:span></text:p>
      <text:p text:style-name="P30"><text:span text:style-name="T1">114 </text:span><text:span text:style-name="T11"><text:s text:c="4"/></text:span><text:span text:style-name="T1">if</text:span><text:span text:style-name="T11">( hashmap.exists( equation ) ){</text:span></text:p>
      <text:p text:style-name="P30"><text:span text:style-name="T1">115 </text:span><text:span text:style-name="T11"><text:s text:c="8"/></text:span><text:span text:style-name="T1">return</text:span><text:span text:style-name="T11"> </text:span><text:span text:style-name="T8">true</text:span><text:span text:style-name="T11">;</text:span></text:p>
      <text:p text:style-name="P30"><text:span text:style-name="T1">116 </text:span><text:span text:style-name="T11"><text:s text:c="4"/>}</text:span></text:p>
      <text:p text:style-name="P30"><text:span text:style-name="T1">117 </text:span><text:span text:style-name="T11"><text:s text:c="4"/></text:span><text:span text:style-name="T1">return</text:span><text:span text:style-name="T11"> </text:span><text:span text:style-name="T8">false</text:span><text:span text:style-name="T11">;</text:span></text:p>
      <text:p text:style-name="P30"><text:span text:style-name="T1">118 </text:span><text:span text:style-name="T11">}</text:span></text:p>
      <text:p text:style-name="P28">119</text:p>
      <text:p text:style-name="P30"><text:span text:style-name="T1">120 </text:span><text:span text:style-name="T12">void</text:span><text:span text:style-name="T11"> ExpressionTree::rInOrder( ExpressionNode *node ) {</text:span></text:p>
      <text:p text:style-name="P30"><text:span text:style-name="T1">121 </text:span><text:span text:style-name="T11"><text:s text:c="4"/></text:span><text:span text:style-name="T1">if</text:span><text:span text:style-name="T11"> ( node ) {</text:span></text:p>
      <text:p text:style-name="P30"><text:span text:style-name="T1">122 </text:span><text:span text:style-name="T11"><text:s text:c="8"/>rInOrder( node-&gt;getLeft( ) );</text:span></text:p>
      <text:p text:style-name="P30"><text:span text:style-name="T1">123 </text:span><text:span text:style-name="T11"><text:s text:c="8"/>cout &lt;&lt; node-&gt;getData( ) &lt;&lt; </text:span><text:span text:style-name="T8">" "</text:span><text:span text:style-name="T11">;</text:span></text:p>
      <text:p text:style-name="P30"><text:span text:style-name="T1">124 </text:span><text:span text:style-name="T11"><text:s text:c="8"/>rInOrder( node-&gt;getRight( ) );</text:span></text:p>
      <text:p text:style-name="P30"><text:span text:style-name="T1">125 </text:span><text:span text:style-name="T11"><text:s text:c="4"/>}</text:span></text:p>
      <text:p text:style-name="P30"><text:span text:style-name="T1">126 </text:span><text:span text:style-name="T11">}</text:span></text:p>
      <text:p text:style-name="P28">127</text:p>
      <text:p text:style-name="P30"><text:span text:style-name="T1">128 </text:span><text:span text:style-name="T12">void</text:span><text:span text:style-name="T11"> ExpressionTree::inOrder( ) {</text:span></text:p>
      <text:p text:style-name="P30"><text:span text:style-name="T1">129 </text:span><text:span text:style-name="T11"><text:s text:c="4"/>rInOrder( root );</text:span></text:p>
      <text:p text:style-name="P30"><text:span text:style-name="T1">130 </text:span><text:span text:style-name="T11"><text:s text:c="4"/>cout &lt;&lt; endl;</text:span></text:p>
      <text:p text:style-name="P30"><text:span text:style-name="T1">131 </text:span><text:span text:style-name="T11">}</text:span></text:p>
      <text:p text:style-name="P28">132</text:p>
      <text:p text:style-name="P30"><text:span text:style-name="T1">133 </text:span><text:span text:style-name="T12">void</text:span><text:span text:style-name="T11"> ExpressionTree::rPostOrder( ExpressionNode *node ) {</text:span></text:p>
      <text:p text:style-name="P30"><text:span text:style-name="T1">134 </text:span><text:span text:style-name="T11"><text:s text:c="4"/></text:span><text:span text:style-name="T1">if</text:span><text:span text:style-name="T11"> ( node ) {</text:span></text:p>
      <text:p text:style-name="P30"><text:span text:style-name="T1">135 </text:span><text:span text:style-name="T11"><text:s text:c="8"/>rPostOrder( node-&gt;getLeft( ) );</text:span></text:p>
      <text:p text:style-name="P30"><text:span text:style-name="T1">136 </text:span><text:span text:style-name="T11"><text:s text:c="8"/>rPostOrder( node-&gt;getRight( ) );</text:span></text:p>
      <text:p text:style-name="P30"><text:span text:style-name="T1">137 </text:span><text:span text:style-name="T11"><text:s text:c="8"/>cout &lt;&lt; node-&gt;getData( ) &lt;&lt; </text:span><text:span text:style-name="T8">" "</text:span><text:span text:style-name="T11">;</text:span></text:p>
      <text:p text:style-name="P30"><text:span text:style-name="T1">138 </text:span><text:span text:style-name="T11"><text:s text:c="4"/>}</text:span></text:p>
      <text:p text:style-name="P30"><text:span text:style-name="T1">139 </text:span><text:span text:style-name="T11">}</text:span></text:p>
      <text:p text:style-name="P28">140</text:p>
      <text:p text:style-name="P30"><text:span text:style-name="T1">141 </text:span><text:span text:style-name="T12">void</text:span><text:span text:style-name="T11"> ExpressionTree::postOrder( ) {</text:span></text:p>
      <text:p text:style-name="P30"><text:span text:style-name="T1">142 </text:span><text:span text:style-name="T11"><text:s text:c="4"/>rPostOrder( root );</text:span></text:p>
      <text:p text:style-name="P30"><text:span text:style-name="T1">143 </text:span><text:span text:style-name="T11"><text:s text:c="4"/>cout &lt;&lt; endl;</text:span></text:p>
      <text:p text:style-name="P30"><text:span text:style-name="T1">144 </text:span><text:span text:style-name="T11">}</text:span></text:p>
      <text:p text:style-name="P28">145</text:p>
      <text:p text:style-name="P30"><text:span text:style-name="T1">146 </text:span><text:span text:style-name="T12">void</text:span><text:span text:style-name="T11"> ExpressionTree::rPreOrder( ExpressionNode *node ) {</text:span></text:p>
      <text:p text:style-name="P30"><text:span text:style-name="T1">147 </text:span><text:span text:style-name="T11"><text:s text:c="4"/></text:span><text:span text:style-name="T1">if</text:span><text:span text:style-name="T11"> ( node ) {</text:span></text:p>
      <text:p text:style-name="P30"><text:span text:style-name="T1">148 </text:span><text:span text:style-name="T11"><text:s text:c="8"/>cout &lt;&lt; node-&gt;getData( ) &lt;&lt; </text:span><text:span text:style-name="T8">" "</text:span><text:span text:style-name="T11">;</text:span></text:p>
      <text:p text:style-name="P30"><text:span text:style-name="T1">149 </text:span><text:span text:style-name="T11"><text:s text:c="8"/>rPreOrder( node-&gt;getLeft( ) );</text:span></text:p>
      <text:p text:style-name="P30"><text:span text:style-name="T1">150 </text:span><text:span text:style-name="T11"><text:s text:c="8"/>rPreOrder( node-&gt;getRight( ) );</text:span></text:p>
      <text:p text:style-name="P30"><text:span text:style-name="T1">151 </text:span><text:span text:style-name="T11"><text:s text:c="4"/>}</text:span></text:p>
      <text:p text:style-name="P30"><text:soft-page-break/><text:span text:style-name="T1">152 </text:span><text:span text:style-name="T11">}</text:span></text:p>
      <text:p text:style-name="P28">153</text:p>
      <text:p text:style-name="P30"><text:span text:style-name="T1">154 </text:span><text:span text:style-name="T12">void</text:span><text:span text:style-name="T11"> ExpressionTree::preOrder( ) {</text:span></text:p>
      <text:p text:style-name="P30"><text:span text:style-name="T1">155 </text:span><text:span text:style-name="T11"><text:s text:c="4"/>rPreOrder( root );</text:span></text:p>
      <text:p text:style-name="P30"><text:span text:style-name="T1">156 </text:span><text:span text:style-name="T11"><text:s text:c="4"/>cout &lt;&lt; endl;</text:span></text:p>
      <text:p text:style-name="P30"><text:span text:style-name="T1">157 </text:span><text:span text:style-name="T11">}</text:span></text:p>
      <text:p text:style-name="P28">158</text:p>
      <text:p text:style-name="P30"><text:span text:style-name="T1">159 </text:span><text:span text:style-name="T11">string ExpressionTree::evaluate( ) {</text:span></text:p>
      <text:p text:style-name="P30"><text:span text:style-name="T1">160 </text:span><text:span text:style-name="T11"><text:s text:c="4"/></text:span><text:span text:style-name="T1">if</text:span><text:span text:style-name="T11"> ( !equation.empty( ) ) {</text:span></text:p>
      <text:p text:style-name="P30"><text:span text:style-name="T1">161 </text:span><text:span text:style-name="T11"><text:s text:c="8"/></text:span><text:span text:style-name="T1">if</text:span><text:span text:style-name="T11"> ( hashmap.exists( equation ) &amp;&amp; !hashmap.hasCollision( equation ) ) {</text:span></text:p>
      <text:p text:style-name="P30"><text:span text:style-name="T1">162 </text:span><text:span text:style-name="T11"><text:s text:c="12"/></text:span><text:span text:style-name="T1">return</text:span><text:span text:style-name="T11"> hashmap.at( equation );</text:span></text:p>
      <text:p text:style-name="P30"><text:span text:style-name="T1">163 </text:span><text:span text:style-name="T11"><text:s text:c="8"/>} </text:span><text:span text:style-name="T1">else</text:span><text:span text:style-name="T11"> </text:span><text:span text:style-name="T1">if</text:span><text:span text:style-name="T11"> ( root ) {</text:span></text:p>
      <text:p text:style-name="P30"><text:span text:style-name="T1">164 </text:span><text:span text:style-name="T11"><text:s text:c="12"/>string val = recursionEval( root );</text:span></text:p>
      <text:p text:style-name="P30"><text:span text:style-name="T1">165 </text:span><text:span text:style-name="T3">// <text:s text:c="9"/>cout &lt;&lt; val &lt;&lt; endl;</text:span></text:p>
      <text:p text:style-name="P28">166</text:p>
      <text:p text:style-name="P30"><text:span text:style-name="T1">167 </text:span><text:span text:style-name="T11"><text:s text:c="12"/></text:span><text:span text:style-name="T3">//store in a hash map</text:span></text:p>
      <text:p text:style-name="P30"><text:span text:style-name="T1">168 </text:span><text:span text:style-name="T11"><text:s text:c="12"/>hashmap.put( equation, val );</text:span></text:p>
      <text:p text:style-name="P30"><text:span text:style-name="T1">169 </text:span><text:span text:style-name="T11"><text:s text:c="12"/></text:span><text:span text:style-name="T1">return</text:span><text:span text:style-name="T11"> val;</text:span></text:p>
      <text:p text:style-name="P30"><text:span text:style-name="T1">170 </text:span><text:span text:style-name="T11"><text:s text:c="8"/>}</text:span></text:p>
      <text:p text:style-name="P30"><text:span text:style-name="T1">171 </text:span><text:span text:style-name="T11"><text:s text:c="4"/>}</text:span></text:p>
      <text:p text:style-name="P30"><text:span text:style-name="T1">172 </text:span><text:span text:style-name="T11"><text:s text:c="4"/></text:span><text:span text:style-name="T1">return</text:span><text:span text:style-name="T11"> </text:span><text:span text:style-name="T8">""</text:span><text:span text:style-name="T11">;</text:span></text:p>
      <text:p text:style-name="P30"><text:span text:style-name="T1">173 </text:span><text:span text:style-name="T11">}</text:span></text:p>
      <text:p text:style-name="P28">174</text:p>
      <text:p text:style-name="P30"><text:span text:style-name="T1">175 </text:span><text:span text:style-name="T11">string ExpressionTree::recursionEval( ExpressionNode* node ) {</text:span></text:p>
      <text:p text:style-name="P30"><text:span text:style-name="T1">176 </text:span><text:span text:style-name="T11"><text:s text:c="4"/></text:span><text:span text:style-name="T1">if</text:span><text:span text:style-name="T11"> ( !isOperator( node-&gt;getData( ) ) ) { </text:span><text:span text:style-name="T3">//if it has a value that is not an operator</text:span></text:p>
      <text:p text:style-name="P30"><text:span text:style-name="T1">177 </text:span><text:span text:style-name="T11"><text:s text:c="8"/></text:span><text:span text:style-name="T1">return</text:span><text:span text:style-name="T11"> node-&gt;getData( );</text:span></text:p>
      <text:p text:style-name="P30"><text:span text:style-name="T1">178 </text:span><text:span text:style-name="T11"><text:s text:c="4"/>} </text:span><text:span text:style-name="T1">else</text:span><text:span text:style-name="T11"> {</text:span></text:p>
      <text:p text:style-name="P30"><text:span text:style-name="T1">179 </text:span><text:span text:style-name="T11"><text:s text:c="8"/>string left = recursionEval( node-&gt;getLeft( ) );</text:span></text:p>
      <text:p text:style-name="P30"><text:span text:style-name="T1">180 </text:span><text:span text:style-name="T11"><text:s text:c="8"/>string right = recursionEval( node-&gt;getRight( ) );</text:span></text:p>
      <text:p text:style-name="P28">181</text:p>
      <text:p text:style-name="P30"><text:span text:style-name="T1">182 </text:span><text:span text:style-name="T11"><text:s text:c="8"/></text:span><text:span text:style-name="T12">float</text:span><text:span text:style-name="T11"> op1 = atof( left.c_str( ) );</text:span></text:p>
      <text:p text:style-name="P30"><text:span text:style-name="T1">183 </text:span><text:span text:style-name="T11"><text:s text:c="8"/></text:span><text:span text:style-name="T12">float</text:span><text:span text:style-name="T11"> op2 = atof( right.c_str( ) );</text:span></text:p>
      <text:p text:style-name="P30"><text:span text:style-name="T1">184 </text:span><text:span text:style-name="T11"><text:s text:c="8"/></text:span><text:span text:style-name="T12">float</text:span><text:span text:style-name="T11"> result;</text:span></text:p>
      <text:p text:style-name="P28">185</text:p>
      <text:p text:style-name="P30"><text:span text:style-name="T1">186 </text:span><text:span text:style-name="T11"><text:s text:c="8"/></text:span><text:span text:style-name="T1">if</text:span><text:span text:style-name="T11"> ( node-&gt;getData( )[</text:span><text:span text:style-name="T8">0</text:span><text:span text:style-name="T11">] == </text:span><text:span text:style-name="T8">'+'</text:span><text:span text:style-name="T11"> ) {</text:span></text:p>
      <text:p text:style-name="P30"><text:span text:style-name="T1">187 </text:span><text:span text:style-name="T11"><text:s text:c="12"/>result = op1 + op2;</text:span></text:p>
      <text:p text:style-name="P30"><text:span text:style-name="T1">188 </text:span><text:span text:style-name="T11"><text:s text:c="8"/>} </text:span><text:span text:style-name="T1">else</text:span><text:span text:style-name="T11"> </text:span><text:span text:style-name="T1">if</text:span><text:span text:style-name="T11"> ( node-&gt;getData( )[</text:span><text:span text:style-name="T8">0</text:span><text:span text:style-name="T11">] == </text:span><text:span text:style-name="T8">'-'</text:span><text:span text:style-name="T11"> ) {</text:span></text:p>
      <text:p text:style-name="P30"><text:span text:style-name="T1">189 </text:span><text:span text:style-name="T11"><text:s text:c="12"/>result = op1 - op2;</text:span></text:p>
      <text:p text:style-name="P30"><text:span text:style-name="T1">190 </text:span><text:span text:style-name="T11"><text:s text:c="8"/>} </text:span><text:span text:style-name="T1">else</text:span><text:span text:style-name="T11"> </text:span><text:span text:style-name="T1">if</text:span><text:span text:style-name="T11"> ( node-&gt;getData( )[</text:span><text:span text:style-name="T8">0</text:span><text:span text:style-name="T11">] == </text:span><text:span text:style-name="T8">'*'</text:span><text:span text:style-name="T11"> ) {</text:span></text:p>
      <text:p text:style-name="P30"><text:span text:style-name="T1">191 </text:span><text:span text:style-name="T11"><text:s text:c="12"/>result = op1 * op2;</text:span></text:p>
      <text:p text:style-name="P30"><text:span text:style-name="T1">192 </text:span><text:span text:style-name="T11"><text:s text:c="8"/>} </text:span><text:span text:style-name="T1">else</text:span><text:span text:style-name="T11"> </text:span><text:span text:style-name="T1">if</text:span><text:span text:style-name="T11"> ( node-&gt;getData( )[</text:span><text:span text:style-name="T8">0</text:span><text:span text:style-name="T11">] == </text:span><text:span text:style-name="T8">'/'</text:span><text:span text:style-name="T11"> ) {</text:span></text:p>
      <text:p text:style-name="P30"><text:span text:style-name="T1">193 </text:span><text:span text:style-name="T11"><text:s text:c="12"/>result = op1 / op2;</text:span></text:p>
      <text:p text:style-name="P30"><text:span text:style-name="T1">194 </text:span><text:span text:style-name="T11"><text:s text:c="8"/>} </text:span><text:span text:style-name="T1">else</text:span><text:span text:style-name="T11"> </text:span><text:span text:style-name="T1">if</text:span><text:span text:style-name="T11"> ( node-&gt;getData( )[</text:span><text:span text:style-name="T8">0</text:span><text:span text:style-name="T11">] == </text:span><text:span text:style-name="T8">'^'</text:span><text:span text:style-name="T11"> ) {</text:span></text:p>
      <text:p text:style-name="P30"><text:span text:style-name="T1">195 </text:span><text:span text:style-name="T11"><text:s text:c="12"/>result = pow( op1, op2 );</text:span></text:p>
      <text:p text:style-name="P30"><text:span text:style-name="T1">196 </text:span><text:span text:style-name="T11"><text:s text:c="8"/>}</text:span></text:p>
      <text:p text:style-name="P28">197</text:p>
      <text:p text:style-name="P30"><text:span text:style-name="T1">198 </text:span><text:span text:style-name="T11"><text:s text:c="8"/>stringstream ss;</text:span></text:p>
      <text:p text:style-name="P30"><text:span text:style-name="T1">199 </text:span><text:span text:style-name="T11"><text:s text:c="8"/>ss &lt;&lt; result;</text:span></text:p>
      <text:p text:style-name="P28">200</text:p>
      <text:p text:style-name="P30"><text:span text:style-name="T1">201 </text:span><text:span text:style-name="T11"><text:s text:c="8"/>node-&gt;setData( ss.str( ) );</text:span></text:p>
      <text:p text:style-name="P30"><text:span text:style-name="T1">202 </text:span><text:span text:style-name="T11"><text:s text:c="8"/></text:span><text:span text:style-name="T1">return</text:span><text:span text:style-name="T11"> ss.str( );</text:span></text:p>
      <text:p text:style-name="P30"><text:span text:style-name="T1">203 </text:span><text:span text:style-name="T11"><text:s text:c="4"/>}</text:span></text:p>
      <text:p text:style-name="P30"><text:span text:style-name="T1">204 </text:span><text:span text:style-name="T11">}</text:span></text:p>
      <text:p text:style-name="P30"><text:span text:style-name="T11"/></text:p>
      <text:p text:style-name="P32">HashTable.h</text:p>
      <text:p text:style-name="P33"><text:span text:style-name="T2"><text:s/>14 </text:span><text:span text:style-name="T6">#ifndef HASHTABLE_H</text:span></text:p>
      <text:p text:style-name="P30"><text:span text:style-name="T1"><text:s/>15 </text:span><text:span text:style-name="T5">#define HASHTABLE_H</text:span></text:p>
      <text:p text:style-name="P28"><text:s/>16</text:p>
      <text:p text:style-name="P30"><text:span text:style-name="T1"><text:s/>17 </text:span><text:span text:style-name="T5">#include </text:span><text:span text:style-name="T8">&lt;string&gt;</text:span></text:p>
      <text:p text:style-name="P30"><text:span text:style-name="T1"><text:s/>18 </text:span><text:span text:style-name="T5">#include </text:span><text:span text:style-name="T8">&lt;cstdlib&gt;</text:span></text:p>
      <text:p text:style-name="P30"><text:span text:style-name="T1"><text:s/>19 </text:span><text:span text:style-name="T5">#include </text:span><text:span text:style-name="T8">&lt;list&gt;</text:span></text:p>
      <text:p text:style-name="P28"><text:s/>20</text:p>
      <text:p text:style-name="P30"><text:span text:style-name="T1"><text:s/>21 </text:span><text:span text:style-name="T5">#include </text:span><text:span text:style-name="T8">"GeneralHashFunctions.h"</text:span></text:p>
      <text:p text:style-name="P28"><text:s/>22</text:p>
      <text:p text:style-name="P30"><text:span text:style-name="T1"><text:s/>23 using</text:span><text:span text:style-name="T11"> </text:span><text:span text:style-name="T12">namespace</text:span><text:span text:style-name="T11"> std;</text:span></text:p>
      <text:p text:style-name="P28"><text:s/>24</text:p>
      <text:p text:style-name="P30"><text:span text:style-name="T1"><text:s/>25 </text:span><text:span text:style-name="T3">/*</text:span></text:p>
      <text:p text:style-name="P30"><text:span text:style-name="T1"><text:s/>26 </text:span><text:span text:style-name="T3"><text:s/>this class is flawed because the hash requires a string</text:span></text:p>
      <text:p text:style-name="P30"><text:span text:style-name="T1"><text:s/>27 </text:span><text:span text:style-name="T3"><text:s/>*/</text:span></text:p>
      <text:p text:style-name="P28"><text:s/>28</text:p>
      <text:p text:style-name="P30"><text:span text:style-name="T1"><text:s/>29 </text:span><text:span text:style-name="T12">typedef</text:span><text:span text:style-name="T11"> </text:span><text:span text:style-name="T12">unsigned</text:span><text:span text:style-name="T11"> </text:span><text:span text:style-name="T12">int</text:span><text:span text:style-name="T11"> uint;</text:span></text:p>
      <text:p text:style-name="P28"><text:s/>30</text:p>
      <text:p text:style-name="P28"><text:s/>31</text:p>
      <text:p text:style-name="P30"><text:soft-page-break/><text:span text:style-name="T1"><text:s/>32 </text:span><text:span text:style-name="T12">class</text:span><text:span text:style-name="T11"> HashTable {</text:span></text:p>
      <text:p text:style-name="P30"><text:span text:style-name="T1"><text:s/>33 private</text:span><text:span text:style-name="T11">:</text:span></text:p>
      <text:p text:style-name="P30"><text:span text:style-name="T1"><text:s/>34 </text:span><text:span text:style-name="T11"><text:s text:c="4"/>list&lt;string&gt; *table;</text:span></text:p>
      <text:p text:style-name="P30"><text:span text:style-name="T1"><text:s/>35 </text:span><text:span text:style-name="T11"><text:s text:c="4"/></text:span><text:span text:style-name="T12">int</text:span><text:span text:style-name="T11"> SIZE;</text:span></text:p>
      <text:p text:style-name="P30"><text:span text:style-name="T1"><text:s/>36 </text:span><text:span text:style-name="T11"><text:s text:c="4"/>uint hash( string key );</text:span></text:p>
      <text:p text:style-name="P30"><text:span text:style-name="T1"><text:s/>37 public</text:span><text:span text:style-name="T11">:</text:span></text:p>
      <text:p text:style-name="P30"><text:span text:style-name="T1"><text:s/>38 </text:span><text:span text:style-name="T11"><text:s text:c="4"/>HashTable( </text:span><text:span text:style-name="T12">int</text:span><text:span text:style-name="T11"> length);</text:span></text:p>
      <text:p text:style-name="P30"><text:span text:style-name="T1"><text:s/>39 </text:span><text:span text:style-name="T11"><text:s text:c="4"/></text:span><text:span text:style-name="T12">virtual</text:span><text:span text:style-name="T11"> ~HashTable();</text:span></text:p>
      <text:p text:style-name="P30"><text:span text:style-name="T1"><text:s/>40 </text:span><text:span text:style-name="T11"><text:s text:c="4"/></text:span><text:span text:style-name="T12">void</text:span><text:span text:style-name="T11"> put( string key, string val );</text:span></text:p>
      <text:p text:style-name="P30"><text:span text:style-name="T1"><text:s/>41 </text:span><text:span text:style-name="T11"><text:s text:c="4"/>string at( string key );</text:span></text:p>
      <text:p text:style-name="P30"><text:span text:style-name="T1"><text:s/>42 </text:span><text:span text:style-name="T11"><text:s text:c="4"/></text:span><text:span text:style-name="T12">bool</text:span><text:span text:style-name="T11"> hasCollision( string key );</text:span></text:p>
      <text:p text:style-name="P30"><text:span text:style-name="T1"><text:s/>43 </text:span><text:span text:style-name="T11"><text:s text:c="4"/></text:span><text:span text:style-name="T12">bool</text:span><text:span text:style-name="T11"> exists( string key );</text:span></text:p>
      <text:p text:style-name="P30"><text:span text:style-name="T1"><text:s/>44 </text:span><text:span text:style-name="T11">};</text:span></text:p>
      <text:p text:style-name="P30"><text:span text:style-name="T1"><text:s/>49 </text:span><text:span text:style-name="T5">#endif</text:span><text:span text:style-name="T11"> </text:span><text:span text:style-name="T3">/* HASHTABLE_H */</text:span></text:p>
      <text:p text:style-name="P34"/>
      <text:p text:style-name="P32">HashTable.cpp</text:p>
      <text:p text:style-name="P34"><text:span text:style-name="T2">14 </text:span><text:span text:style-name="T6">#include </text:span><text:span text:style-name="T9">&lt;string&gt;</text:span></text:p>
      <text:p text:style-name="P30"><text:span text:style-name="T1"><text:s/>15 </text:span><text:span text:style-name="T5">#include </text:span><text:span text:style-name="T8">&lt;cstdlib&gt;</text:span></text:p>
      <text:p text:style-name="P30"><text:span text:style-name="T1"><text:s/>16 </text:span><text:span text:style-name="T5">#include </text:span><text:span text:style-name="T8">&lt;list&gt;</text:span></text:p>
      <text:p text:style-name="P28"><text:s/>17</text:p>
      <text:p text:style-name="P30"><text:span text:style-name="T1"><text:s/>18 </text:span><text:span text:style-name="T5">#include </text:span><text:span text:style-name="T8">"HashTable.h"</text:span></text:p>
      <text:p text:style-name="P28"><text:s/>19</text:p>
      <text:p text:style-name="P30"><text:span text:style-name="T1"><text:s/>20 using</text:span><text:span text:style-name="T11"> </text:span><text:span text:style-name="T12">namespace</text:span><text:span text:style-name="T11"> std;</text:span></text:p>
      <text:p text:style-name="P28"><text:s/>21</text:p>
      <text:p text:style-name="P30"><text:span text:style-name="T1"><text:s/>22 </text:span><text:span text:style-name="T11">HashTable::HashTable( </text:span><text:span text:style-name="T12">int</text:span><text:span text:style-name="T11"> length ) {</text:span></text:p>
      <text:p text:style-name="P30"><text:span text:style-name="T1"><text:s/>23 </text:span><text:span text:style-name="T11"><text:s text:c="4"/></text:span><text:span text:style-name="T1">this</text:span><text:span text:style-name="T11">-&gt;table = </text:span><text:span text:style-name="T1">new</text:span><text:span text:style-name="T11"> list&lt;string&gt;[length];</text:span></text:p>
      <text:p text:style-name="P30"><text:span text:style-name="T1"><text:s/>24 </text:span><text:span text:style-name="T11"><text:s text:c="4"/></text:span><text:span text:style-name="T1">this</text:span><text:span text:style-name="T11">-&gt;SIZE = length;</text:span></text:p>
      <text:p text:style-name="P30"><text:span text:style-name="T1"><text:s/>25 </text:span><text:span text:style-name="T11">}</text:span></text:p>
      <text:p text:style-name="P28"><text:s/>26</text:p>
      <text:p text:style-name="P28"><text:s/>27</text:p>
      <text:p text:style-name="P30"><text:span text:style-name="T1"><text:s/>28 </text:span><text:span text:style-name="T11">HashTable::~HashTable( ) {</text:span></text:p>
      <text:p text:style-name="P30"><text:span text:style-name="T1"><text:s/>29 </text:span><text:span text:style-name="T11"><text:s text:c="4"/></text:span><text:span text:style-name="T1">delete</text:span><text:span text:style-name="T11"> [] </text:span><text:span text:style-name="T1">this</text:span><text:span text:style-name="T11">-&gt;table;</text:span></text:p>
      <text:p text:style-name="P30"><text:span text:style-name="T1"><text:s/>30 </text:span><text:span text:style-name="T11">}</text:span></text:p>
      <text:p text:style-name="P28"><text:s/>31</text:p>
      <text:p text:style-name="P28"><text:s/>32</text:p>
      <text:p text:style-name="P30"><text:span text:style-name="T1"><text:s/>33 </text:span><text:span text:style-name="T11">uint HashTable::hash(string key){</text:span></text:p>
      <text:p text:style-name="P30"><text:span text:style-name="T1"><text:s/>34 </text:span><text:span text:style-name="T11"><text:s text:c="4"/>uint hash = RSHash( key );</text:span></text:p>
      <text:p text:style-name="P30"><text:span text:style-name="T1"><text:s/>35 </text:span><text:span text:style-name="T11"><text:s text:c="4"/>uint index = hash % </text:span><text:span text:style-name="T1">this</text:span><text:span text:style-name="T11">-&gt;SIZE;</text:span></text:p>
      <text:p text:style-name="P30"><text:span text:style-name="T1"><text:s/>36 </text:span><text:span text:style-name="T11"><text:s text:c="4"/></text:span><text:span text:style-name="T1">return</text:span><text:span text:style-name="T11"> index;</text:span></text:p>
      <text:p text:style-name="P30"><text:span text:style-name="T1"><text:s/>37 </text:span><text:span text:style-name="T11">}</text:span></text:p>
      <text:p text:style-name="P28"><text:s/>38</text:p>
      <text:p text:style-name="P28"><text:s/>39</text:p>
      <text:p text:style-name="P30"><text:span text:style-name="T1"><text:s/>40 </text:span><text:span text:style-name="T12">void</text:span><text:span text:style-name="T11"> HashTable::put( string key, string val ){</text:span></text:p>
      <text:p text:style-name="P30"><text:span text:style-name="T1"><text:s/>41 </text:span><text:span text:style-name="T11"><text:s text:c="4"/>uint index = hash( key );</text:span></text:p>
      <text:p text:style-name="P30"><text:span text:style-name="T1"><text:s/>42 </text:span><text:span text:style-name="T11"><text:s text:c="4"/></text:span><text:span text:style-name="T1">if</text:span><text:span text:style-name="T11">( </text:span><text:span text:style-name="T1">this</text:span><text:span text:style-name="T11">-&gt;table[index].size() &gt; </text:span><text:span text:style-name="T8">1</text:span><text:span text:style-name="T11"> ){ </text:span><text:span text:style-name="T3">//if it exists then we have a collision</text:span></text:p>
      <text:p text:style-name="P30"><text:span text:style-name="T1"><text:s/>43 </text:span><text:span text:style-name="T11"><text:s text:c="8"/></text:span><text:span text:style-name="T1">this</text:span><text:span text:style-name="T11">-&gt;table[index].push_back( val );</text:span></text:p>
      <text:p text:style-name="P30"><text:span text:style-name="T1"><text:s/>44 </text:span><text:span text:style-name="T11"><text:s text:c="4"/>} </text:span><text:span text:style-name="T1">else</text:span><text:span text:style-name="T11"> {</text:span></text:p>
      <text:p text:style-name="P30"><text:span text:style-name="T1"><text:s/>45 </text:span><text:span text:style-name="T11"><text:s text:c="8"/></text:span><text:span text:style-name="T3">//there is no value here it is not a collision make the list and insert</text:span></text:p>
      <text:p text:style-name="P30"><text:span text:style-name="T1"><text:s/>46 </text:span><text:span text:style-name="T11"><text:s text:c="8"/></text:span><text:span text:style-name="T1">this</text:span><text:span text:style-name="T11">-&gt;table[index].push_back( val );</text:span></text:p>
      <text:p text:style-name="P30"><text:span text:style-name="T1"><text:s/>47 </text:span><text:span text:style-name="T11"><text:s text:c="4"/>}</text:span></text:p>
      <text:p text:style-name="P30"><text:span text:style-name="T1"><text:s/>48 </text:span><text:span text:style-name="T11">}</text:span></text:p>
      <text:p text:style-name="P28"><text:s/>49</text:p>
      <text:p text:style-name="P28"><text:s/>50</text:p>
      <text:p text:style-name="P30"><text:span text:style-name="T1"><text:s/>51 </text:span><text:span text:style-name="T11">string HashTable::at(string key){</text:span></text:p>
      <text:p text:style-name="P30"><text:span text:style-name="T1"><text:s/>52 </text:span><text:span text:style-name="T11"><text:s text:c="4"/>uint index = hash( key );</text:span></text:p>
      <text:p text:style-name="P28"><text:s/>53</text:p>
      <text:p text:style-name="P30"><text:span text:style-name="T1"><text:s/>54 </text:span><text:span text:style-name="T11"><text:s text:c="4"/></text:span><text:span text:style-name="T1">if</text:span><text:span text:style-name="T11">( </text:span><text:span text:style-name="T1">this</text:span><text:span text:style-name="T11">-&gt;table[index].size() &gt; </text:span><text:span text:style-name="T8">0</text:span><text:span text:style-name="T11">){</text:span></text:p>
      <text:p text:style-name="P30"><text:span text:style-name="T1"><text:s/>55 </text:span><text:span text:style-name="T11"><text:s text:c="8"/></text:span><text:span text:style-name="T3">//it exists return it</text:span></text:p>
      <text:p text:style-name="P30"><text:span text:style-name="T1"><text:s/>56 </text:span><text:span text:style-name="T11"><text:s text:c="8"/></text:span><text:span text:style-name="T1">if</text:span><text:span text:style-name="T11">( </text:span><text:span text:style-name="T1">this</text:span><text:span text:style-name="T11">-&gt;table[index].size() == </text:span><text:span text:style-name="T8">1</text:span><text:span text:style-name="T11"> ){</text:span></text:p>
      <text:p text:style-name="P30"><text:span text:style-name="T1"><text:s/>57 </text:span><text:span text:style-name="T11"><text:s text:c="12"/></text:span><text:span text:style-name="T1">return</text:span><text:span text:style-name="T11"> </text:span><text:span text:style-name="T1">this</text:span><text:span text:style-name="T11">-&gt;table[index].front();</text:span></text:p>
      <text:p text:style-name="P30"><text:span text:style-name="T1"><text:s/>58 </text:span><text:span text:style-name="T11"><text:s text:c="8"/>} </text:span><text:span text:style-name="T1">else</text:span><text:span text:style-name="T11"> {</text:span></text:p>
      <text:p text:style-name="P30"><text:span text:style-name="T1"><text:s/>59 </text:span><text:span text:style-name="T11"><text:s text:c="12"/></text:span><text:span text:style-name="T1">return</text:span><text:span text:style-name="T11"> </text:span><text:span text:style-name="T8">"collision"</text:span><text:span text:style-name="T11">; </text:span><text:span text:style-name="T3">//</text:span><text:span text:style-name="T14">TODO</text:span><text:span text:style-name="T3"> fix this</text:span></text:p>
      <text:p text:style-name="P30"><text:span text:style-name="T1"><text:s/>60 </text:span><text:span text:style-name="T11"><text:s text:c="8"/>}</text:span></text:p>
      <text:p text:style-name="P30"><text:span text:style-name="T1"><text:s/>61 </text:span><text:span text:style-name="T11"><text:s text:c="4"/>}</text:span></text:p>
      <text:p text:style-name="P30"><text:span text:style-name="T1"><text:s/>62 </text:span><text:span text:style-name="T11"><text:s text:c="4"/></text:span><text:span text:style-name="T1">return</text:span><text:span text:style-name="T11"> </text:span><text:span text:style-name="T8">""</text:span><text:span text:style-name="T11">;</text:span></text:p>
      <text:p text:style-name="P30"><text:span text:style-name="T1"><text:s/>63 </text:span><text:span text:style-name="T11">}</text:span></text:p>
      <text:p text:style-name="P28">64</text:p>
      <text:p text:style-name="P28"><text:s/>65</text:p>
      <text:p text:style-name="P30"><text:span text:style-name="T1"><text:s/>66 </text:span><text:span text:style-name="T12">bool</text:span><text:span text:style-name="T11"> HashTable::hasCollision( string key ){</text:span></text:p>
      <text:p text:style-name="P30"><text:span text:style-name="T1"><text:s/>67 </text:span><text:span text:style-name="T11"><text:s text:c="4"/>uint index = hash( key );</text:span></text:p>
      <text:p text:style-name="P28"><text:s/>68</text:p>
      <text:p text:style-name="P30"><text:span text:style-name="T1"><text:s/>69 </text:span><text:span text:style-name="T11"><text:s text:c="4"/></text:span><text:span text:style-name="T1">if</text:span><text:span text:style-name="T11">( </text:span><text:span text:style-name="T1">this</text:span><text:span text:style-name="T11">-&gt;table[index].size() &gt; </text:span><text:span text:style-name="T8">1</text:span><text:span text:style-name="T11">){</text:span></text:p>
      <text:p text:style-name="P30"><text:span text:style-name="T1"><text:s/>70 </text:span><text:span text:style-name="T11"><text:s text:c="8"/></text:span><text:span text:style-name="T1">return</text:span><text:span text:style-name="T11"> </text:span><text:span text:style-name="T8">true</text:span><text:span text:style-name="T11">;</text:span></text:p>
      <text:p text:style-name="P30"><text:span text:style-name="T1"><text:s/>71 </text:span><text:span text:style-name="T11"><text:s text:c="4"/>} </text:span><text:span text:style-name="T1">else</text:span><text:span text:style-name="T11"> {</text:span></text:p>
      <text:p text:style-name="P30"><text:soft-page-break/><text:span text:style-name="T1"><text:s/>72 </text:span><text:span text:style-name="T11"><text:s text:c="8"/></text:span><text:span text:style-name="T1">return</text:span><text:span text:style-name="T11"> </text:span><text:span text:style-name="T8">false</text:span><text:span text:style-name="T11">;</text:span></text:p>
      <text:p text:style-name="P30"><text:span text:style-name="T1"><text:s/>73 </text:span><text:span text:style-name="T11"><text:s text:c="4"/>}</text:span></text:p>
      <text:p text:style-name="P30"><text:span text:style-name="T1"><text:s/>74 </text:span><text:span text:style-name="T11">}</text:span></text:p>
      <text:p text:style-name="P28"><text:s/>75</text:p>
      <text:p text:style-name="P28"><text:s/>76</text:p>
      <text:p text:style-name="P30"><text:span text:style-name="T1"><text:s/>77 </text:span><text:span text:style-name="T12">bool</text:span><text:span text:style-name="T11"> HashTable::exists( string key ){</text:span></text:p>
      <text:p text:style-name="P30"><text:span text:style-name="T1"><text:s/>78 </text:span><text:span text:style-name="T11"><text:s text:c="4"/>uint index = hash( key );</text:span></text:p>
      <text:p text:style-name="P28"><text:s/>79</text:p>
      <text:p text:style-name="P30"><text:span text:style-name="T1"><text:s/>80 </text:span><text:span text:style-name="T11"><text:s text:c="4"/></text:span><text:span text:style-name="T1">if</text:span><text:span text:style-name="T11">( </text:span><text:span text:style-name="T1">this</text:span><text:span text:style-name="T11">-&gt;table[index].size() &gt; </text:span><text:span text:style-name="T8">0</text:span><text:span text:style-name="T11">){</text:span></text:p>
      <text:p text:style-name="P30"><text:span text:style-name="T1"><text:s/>81 </text:span><text:span text:style-name="T11"><text:s text:c="8"/></text:span><text:span text:style-name="T1">return</text:span><text:span text:style-name="T11"> </text:span><text:span text:style-name="T8">true</text:span><text:span text:style-name="T11">;</text:span></text:p>
      <text:p text:style-name="P30"><text:span text:style-name="T1"><text:s/>82 </text:span><text:span text:style-name="T11"><text:s text:c="4"/>} </text:span><text:span text:style-name="T1">else</text:span><text:span text:style-name="T11"> {</text:span></text:p>
      <text:p text:style-name="P30"><text:span text:style-name="T1"><text:s/>83 </text:span><text:span text:style-name="T11"><text:s text:c="8"/></text:span><text:span text:style-name="T1">return</text:span><text:span text:style-name="T11"> </text:span><text:span text:style-name="T8">false</text:span><text:span text:style-name="T11">;</text:span></text:p>
      <text:p text:style-name="P30"><text:span text:style-name="T1"><text:s/>84 </text:span><text:span text:style-name="T11"><text:s text:c="4"/>}</text:span></text:p>
      <text:p text:style-name="P30"><text:span text:style-name="T1"><text:s/>85 </text:span><text:span text:style-name="T11">}</text:span></text:p>
      <text:p text:style-name="P30"><text:span text:style-name="T11"/></text:p>
      <text:p text:style-name="P32">PostFix.h</text:p>
      <text:p text:style-name="P32"><text:span text:style-name="T1"><text:s/>14 </text:span><text:span text:style-name="T5">#ifndef POSTFIX_H</text:span></text:p>
      <text:p text:style-name="P30"><text:span text:style-name="T1"><text:s/>15 </text:span><text:span text:style-name="T5">#define POSTFIX_H</text:span></text:p>
      <text:p text:style-name="P28"><text:s/>16</text:p>
      <text:p text:style-name="P28"><text:s/>17</text:p>
      <text:p text:style-name="P28"><text:s/>18</text:p>
      <text:p text:style-name="P30"><text:span text:style-name="T1"><text:s/>19 </text:span><text:span text:style-name="T5">#include </text:span><text:span text:style-name="T8">"Tokenizer.h"</text:span></text:p>
      <text:p text:style-name="P28"><text:s/>20</text:p>
      <text:p text:style-name="P30"><text:span text:style-name="T1"><text:s/>21 using</text:span><text:span text:style-name="T11"> </text:span><text:span text:style-name="T12">namespace</text:span><text:span text:style-name="T11"> std;</text:span></text:p>
      <text:p text:style-name="P28"><text:s/>22</text:p>
      <text:p text:style-name="P30"><text:span text:style-name="T1"><text:s/>23 </text:span><text:span text:style-name="T12">bool</text:span><text:span text:style-name="T11"> isOperator(</text:span><text:span text:style-name="T12">char</text:span><text:span text:style-name="T11"> test, </text:span><text:span text:style-name="T12">bool</text:span><text:span text:style-name="T11"> parenthesise);</text:span></text:p>
      <text:p text:style-name="P28"><text:s/>24</text:p>
      <text:p text:style-name="P30"><text:span text:style-name="T1"><text:s/>25 </text:span><text:span text:style-name="T12">bool</text:span><text:span text:style-name="T11"> isOperator(</text:span><text:span text:style-name="T12">char</text:span><text:span text:style-name="T11"> test);</text:span></text:p>
      <text:p text:style-name="P30"><text:span text:style-name="T1"><text:s/>26 </text:span><text:span text:style-name="T12">bool</text:span><text:span text:style-name="T11"> isOperator(string test);</text:span></text:p>
      <text:p text:style-name="P28"><text:s/>27</text:p>
      <text:p text:style-name="P30"><text:span text:style-name="T1"><text:s/>28 </text:span><text:span text:style-name="T12">bool</text:span><text:span text:style-name="T11"> isNumber(</text:span><text:span text:style-name="T12">char</text:span><text:span text:style-name="T11"> test);</text:span></text:p>
      <text:p text:style-name="P28"><text:s/>29</text:p>
      <text:p text:style-name="P30"><text:span text:style-name="T1"><text:s/>30 </text:span><text:span text:style-name="T12">int</text:span><text:span text:style-name="T11"> pemdas(</text:span><text:span text:style-name="T12">char</text:span><text:span text:style-name="T11"> op);</text:span></text:p>
      <text:p text:style-name="P28"><text:s/>31</text:p>
      <text:p text:style-name="P30"><text:span text:style-name="T1"><text:s/>32 </text:span><text:span text:style-name="T12">bool</text:span><text:span text:style-name="T11"> isSolvable(string infix);</text:span></text:p>
      <text:p text:style-name="P28"><text:s/>33</text:p>
      <text:p text:style-name="P30"><text:span text:style-name="T1"><text:s/>34 </text:span><text:span text:style-name="T11">string convert(string infix);</text:span></text:p>
      <text:p text:style-name="P30"><text:span text:style-name="T1"><text:s/>35 </text:span><text:span text:style-name="T5">#endif</text:span><text:span text:style-name="T11"> </text:span><text:span text:style-name="T3">/* POSTFIX_H */</text:span></text:p>
      <text:p text:style-name="P32"/>
      <text:p text:style-name="P32">PostFix.cpp</text:p>
      <text:p text:style-name="P32"><text:span text:style-name="T1"><text:s/>6 </text:span><text:span text:style-name="T5">#include </text:span><text:span text:style-name="T8">&lt;algorithm&gt;</text:span></text:p>
      <text:p text:style-name="P30"><text:span text:style-name="T1"><text:s text:c="2"/>7 </text:span><text:span text:style-name="T5">#include </text:span><text:span text:style-name="T8">&lt;sstream&gt;</text:span></text:p>
      <text:p text:style-name="P30"><text:span text:style-name="T1"><text:s text:c="2"/>8 </text:span><text:span text:style-name="T5">#include </text:span><text:span text:style-name="T8">&lt;stack&gt;</text:span></text:p>
      <text:p text:style-name="P30"><text:span text:style-name="T1"><text:s text:c="2"/>9 </text:span><text:span text:style-name="T5">#include </text:span><text:span text:style-name="T8">&lt;iostream&gt;</text:span></text:p>
      <text:p text:style-name="P30"><text:span text:style-name="T1"><text:s/>10 </text:span><text:span text:style-name="T5">#include </text:span><text:span text:style-name="T8">&lt;cmath&gt;</text:span></text:p>
      <text:p text:style-name="P30"><text:span text:style-name="T1"><text:s/>11 </text:span><text:span text:style-name="T5">#include </text:span><text:span text:style-name="T8">"PostFix.h"</text:span></text:p>
      <text:p text:style-name="P28"><text:s/>12</text:p>
      <text:p text:style-name="P30"><text:span text:style-name="T1"><text:s/>13 using</text:span><text:span text:style-name="T11"> </text:span><text:span text:style-name="T12">namespace</text:span><text:span text:style-name="T11"> std;</text:span></text:p>
      <text:p text:style-name="P28"><text:s/>14</text:p>
      <text:p text:style-name="P30"><text:span text:style-name="T1"><text:s/>15 </text:span><text:span text:style-name="T12">bool</text:span><text:span text:style-name="T11"> isOperator(</text:span><text:span text:style-name="T12">char</text:span><text:span text:style-name="T11"> test, </text:span><text:span text:style-name="T12">bool</text:span><text:span text:style-name="T11"> parenthesise) {</text:span></text:p>
      <text:p text:style-name="P30"><text:span text:style-name="T1"><text:s/>16 </text:span><text:span text:style-name="T11"><text:s text:c="4"/></text:span><text:span text:style-name="T1">if</text:span><text:span text:style-name="T11"> ( parenthesise ) {</text:span></text:p>
      <text:p text:style-name="P30"><text:span text:style-name="T1"><text:s/>17 </text:span><text:span text:style-name="T11"><text:s text:c="8"/></text:span><text:span text:style-name="T1">if</text:span><text:span text:style-name="T11"> ( test == </text:span><text:span text:style-name="T8">')'</text:span><text:span text:style-name="T11"> || test == </text:span><text:span text:style-name="T8">'('</text:span><text:span text:style-name="T11"> ) {</text:span></text:p>
      <text:p text:style-name="P30"><text:span text:style-name="T1"><text:s/>18 </text:span><text:span text:style-name="T11"><text:s text:c="12"/></text:span><text:span text:style-name="T1">return</text:span><text:span text:style-name="T11"> </text:span><text:span text:style-name="T8">true</text:span><text:span text:style-name="T11">;</text:span></text:p>
      <text:p text:style-name="P30"><text:span text:style-name="T1"><text:s/>19 </text:span><text:span text:style-name="T11"><text:s text:c="8"/>}</text:span></text:p>
      <text:p text:style-name="P30"><text:span text:style-name="T1"><text:s/>20 </text:span><text:span text:style-name="T11"><text:s text:c="4"/>}</text:span></text:p>
      <text:p text:style-name="P30"><text:span text:style-name="T1"><text:s/>21 </text:span><text:span text:style-name="T11"><text:s text:c="4"/></text:span><text:span text:style-name="T1">switch</text:span><text:span text:style-name="T11"> ( test ) {</text:span></text:p>
      <text:p text:style-name="P30"><text:span text:style-name="T1"><text:s/>22 </text:span><text:span text:style-name="T11"><text:s text:c="8"/></text:span><text:span text:style-name="T1">case</text:span><text:span text:style-name="T11"> </text:span><text:span text:style-name="T8">'+'</text:span><text:span text:style-name="T11">:</text:span></text:p>
      <text:p text:style-name="P30"><text:span text:style-name="T1"><text:s/>23 </text:span><text:span text:style-name="T11"><text:s text:c="8"/></text:span><text:span text:style-name="T1">case</text:span><text:span text:style-name="T11"> </text:span><text:span text:style-name="T8">'-'</text:span><text:span text:style-name="T11">:</text:span></text:p>
      <text:p text:style-name="P30"><text:span text:style-name="T1"><text:s/>24 </text:span><text:span text:style-name="T11"><text:s text:c="8"/></text:span><text:span text:style-name="T1">case</text:span><text:span text:style-name="T11"> </text:span><text:span text:style-name="T8">'/'</text:span><text:span text:style-name="T11">:</text:span></text:p>
      <text:p text:style-name="P30"><text:span text:style-name="T1"><text:s/>25 </text:span><text:span text:style-name="T11"><text:s text:c="8"/></text:span><text:span text:style-name="T1">case</text:span><text:span text:style-name="T11"> </text:span><text:span text:style-name="T8">'*'</text:span><text:span text:style-name="T11">:</text:span></text:p>
      <text:p text:style-name="P30"><text:span text:style-name="T1"><text:s/>26 </text:span><text:span text:style-name="T11"><text:s text:c="8"/></text:span><text:span text:style-name="T1">case</text:span><text:span text:style-name="T11"> </text:span><text:span text:style-name="T8">'^'</text:span><text:span text:style-name="T11">:</text:span></text:p>
      <text:p text:style-name="P30"><text:span text:style-name="T1"><text:s/>27 </text:span><text:span text:style-name="T11"><text:s text:c="12"/></text:span><text:span text:style-name="T1">return</text:span><text:span text:style-name="T11"> </text:span><text:span text:style-name="T8">true</text:span><text:span text:style-name="T11">;</text:span></text:p>
      <text:p text:style-name="P30"><text:span text:style-name="T1"><text:s/>28 </text:span><text:span text:style-name="T11"><text:s text:c="8"/></text:span><text:span text:style-name="T1">default</text:span><text:span text:style-name="T11">:</text:span></text:p>
      <text:p text:style-name="P30"><text:span text:style-name="T1"><text:s/>29 </text:span><text:span text:style-name="T11"><text:s text:c="12"/></text:span><text:span text:style-name="T1">return</text:span><text:span text:style-name="T11"> </text:span><text:span text:style-name="T8">false</text:span><text:span text:style-name="T11">;</text:span></text:p>
      <text:p text:style-name="P30"><text:span text:style-name="T1"><text:s/>30 </text:span><text:span text:style-name="T11"><text:s text:c="4"/>}</text:span></text:p>
      <text:p text:style-name="P30"><text:span text:style-name="T1"><text:s/>31 </text:span><text:span text:style-name="T11">}</text:span></text:p>
      <text:p text:style-name="P28"><text:s/>32</text:p>
      <text:p text:style-name="P30"><text:span text:style-name="T1"><text:s/>33 </text:span><text:span text:style-name="T12">bool</text:span><text:span text:style-name="T11"> isOperator(</text:span><text:span text:style-name="T12">char</text:span><text:span text:style-name="T11"> test) {</text:span></text:p>
      <text:p text:style-name="P30"><text:span text:style-name="T1"><text:s/>34 </text:span><text:span text:style-name="T11"><text:s text:c="4"/></text:span><text:span text:style-name="T1">return</text:span><text:span text:style-name="T11"> isOperator( test, </text:span><text:span text:style-name="T8">true</text:span><text:span text:style-name="T11"> );</text:span></text:p>
      <text:p text:style-name="P30"><text:span text:style-name="T1"><text:s/>35 </text:span><text:span text:style-name="T11">}</text:span></text:p>
      <text:p text:style-name="P28"><text:s/>36</text:p>
      <text:p text:style-name="P30"><text:span text:style-name="T1"><text:s/>37 </text:span><text:span text:style-name="T12">bool</text:span><text:span text:style-name="T11"> isOperator( string test ){</text:span></text:p>
      <text:p text:style-name="P30"><text:span text:style-name="T1"><text:s/>38 </text:span><text:span text:style-name="T11"><text:s text:c="4"/></text:span><text:span text:style-name="T1">if</text:span><text:span text:style-name="T11">( test.length() &gt; </text:span><text:span text:style-name="T8">1</text:span><text:span text:style-name="T11">){</text:span></text:p>
      <text:p text:style-name="P30"><text:soft-page-break/><text:span text:style-name="T1"><text:s/>39 </text:span><text:span text:style-name="T11"><text:s text:c="8"/></text:span><text:span text:style-name="T12">bool</text:span><text:span text:style-name="T11"> op = isOperator( test[</text:span><text:span text:style-name="T8">0</text:span><text:span text:style-name="T11">], </text:span><text:span text:style-name="T8">true</text:span><text:span text:style-name="T11"> );</text:span></text:p>
      <text:p text:style-name="P30"><text:span text:style-name="T1"><text:s/>40 </text:span><text:span text:style-name="T11"><text:s text:c="8"/></text:span><text:span text:style-name="T12">bool</text:span><text:span text:style-name="T11"> num = isNumber( test[</text:span><text:span text:style-name="T8">1</text:span><text:span text:style-name="T11">] );</text:span></text:p>
      <text:p text:style-name="P30"><text:span text:style-name="T1"><text:s/>41 </text:span><text:span text:style-name="T11"><text:s text:c="8"/></text:span><text:span text:style-name="T1">if</text:span><text:span text:style-name="T11">( num &amp;&amp; op ){ </text:span><text:span text:style-name="T3">//negatives</text:span></text:p>
      <text:p text:style-name="P30"><text:span text:style-name="T1"><text:s/>42 </text:span><text:span text:style-name="T11"><text:s text:c="12"/></text:span><text:span text:style-name="T1">return</text:span><text:span text:style-name="T11"> </text:span><text:span text:style-name="T8">false</text:span><text:span text:style-name="T11">;</text:span></text:p>
      <text:p text:style-name="P30"><text:span text:style-name="T1"><text:s/>43 </text:span><text:span text:style-name="T11"><text:s text:c="8"/>} </text:span><text:span text:style-name="T1">else</text:span><text:span text:style-name="T11"> </text:span><text:span text:style-name="T1">if</text:span><text:span text:style-name="T11">( num &amp;&amp; !op ){ </text:span><text:span text:style-name="T3">//decimals</text:span></text:p>
      <text:p text:style-name="P30"><text:span text:style-name="T1"><text:s/>44 </text:span><text:span text:style-name="T11"><text:s text:c="12"/></text:span><text:span text:style-name="T1">return</text:span><text:span text:style-name="T11"> </text:span><text:span text:style-name="T8">false</text:span><text:span text:style-name="T11">;</text:span></text:p>
      <text:p text:style-name="P30"><text:span text:style-name="T1"><text:s/>45 </text:span><text:span text:style-name="T11"><text:s text:c="8"/>} </text:span><text:span text:style-name="T1">else</text:span><text:span text:style-name="T11"> {</text:span></text:p>
      <text:p text:style-name="P30"><text:span text:style-name="T1"><text:s/>46 </text:span><text:span text:style-name="T11"><text:s text:c="12"/></text:span><text:span text:style-name="T1">return</text:span><text:span text:style-name="T11"> </text:span><text:span text:style-name="T8">true</text:span><text:span text:style-name="T11">;</text:span></text:p>
      <text:p text:style-name="P30"><text:span text:style-name="T1"><text:s/>47 </text:span><text:span text:style-name="T11"><text:s text:c="8"/>}</text:span></text:p>
      <text:p text:style-name="P30"><text:span text:style-name="T1"><text:s/>48 </text:span><text:span text:style-name="T11"><text:s text:c="4"/>} </text:span><text:span text:style-name="T1">else</text:span><text:span text:style-name="T11"> {</text:span></text:p>
      <text:p text:style-name="P30"><text:span text:style-name="T1"><text:s/>49 </text:span><text:span text:style-name="T11"><text:s text:c="8"/></text:span><text:span text:style-name="T1">return</text:span><text:span text:style-name="T11"> isOperator( test[</text:span><text:span text:style-name="T8">0</text:span><text:span text:style-name="T11">], </text:span><text:span text:style-name="T8">true</text:span><text:span text:style-name="T11"> );</text:span></text:p>
      <text:p text:style-name="P30"><text:span text:style-name="T1"><text:s/>50 </text:span><text:span text:style-name="T11"><text:s text:c="4"/>}</text:span></text:p>
      <text:p text:style-name="P28"><text:s/>51</text:p>
      <text:p text:style-name="P30"><text:span text:style-name="T1"><text:s/>52 </text:span><text:span text:style-name="T11">}</text:span></text:p>
      <text:p text:style-name="P28"><text:s/>53</text:p>
      <text:p text:style-name="P30"><text:span text:style-name="T1"><text:s/>54 </text:span><text:span text:style-name="T12">bool</text:span><text:span text:style-name="T11"> isNumber(</text:span><text:span text:style-name="T12">char</text:span><text:span text:style-name="T11"> test) {</text:span></text:p>
      <text:p text:style-name="P30"><text:span text:style-name="T1"><text:s/>55 </text:span><text:span text:style-name="T11"><text:s text:c="4"/></text:span><text:span text:style-name="T1">if</text:span><text:span text:style-name="T11"> ( ( (</text:span><text:span text:style-name="T12">int</text:span><text:span text:style-name="T11">) test &gt;= </text:span><text:span text:style-name="T8">48</text:span><text:span text:style-name="T11"> &amp;&amp; (</text:span><text:span text:style-name="T12">int</text:span><text:span text:style-name="T11">) test &lt;= </text:span><text:span text:style-name="T8">57</text:span><text:span text:style-name="T11"> ) || test == </text:span><text:span text:style-name="T8">'.'</text:span><text:span text:style-name="T11"> ) {</text:span></text:p>
      <text:p text:style-name="P30"><text:span text:style-name="T1"><text:s/>56 </text:span><text:span text:style-name="T11"><text:s text:c="8"/></text:span><text:span text:style-name="T1">return</text:span><text:span text:style-name="T11"> </text:span><text:span text:style-name="T8">true</text:span><text:span text:style-name="T11">;</text:span></text:p>
      <text:p text:style-name="P30"><text:span text:style-name="T1"><text:s/>57 </text:span><text:span text:style-name="T11"><text:s text:c="4"/>}</text:span></text:p>
      <text:p text:style-name="P30"><text:span text:style-name="T1"><text:s/>58 </text:span><text:span text:style-name="T11"><text:s text:c="4"/></text:span><text:span text:style-name="T1">return</text:span><text:span text:style-name="T11"> </text:span><text:span text:style-name="T8">false</text:span><text:span text:style-name="T11">;</text:span></text:p>
      <text:p text:style-name="P30"><text:span text:style-name="T1"><text:s/>59 </text:span><text:span text:style-name="T11">}</text:span></text:p>
      <text:p text:style-name="P28"><text:s/>60</text:p>
      <text:p text:style-name="P30"><text:span text:style-name="T1"><text:s/>61 </text:span><text:span text:style-name="T12">int</text:span><text:span text:style-name="T11"> pemdas(</text:span><text:span text:style-name="T12">char</text:span><text:span text:style-name="T11"> op) {</text:span></text:p>
      <text:p text:style-name="P30"><text:span text:style-name="T1">62 </text:span><text:span text:style-name="T11"><text:s text:c="4"/></text:span><text:span text:style-name="T3">//factorial does not fall under this</text:span></text:p>
      <text:p text:style-name="P30"><text:span text:style-name="T1"><text:s/>63 </text:span><text:span text:style-name="T11"><text:s text:c="4"/></text:span><text:span text:style-name="T3">//http://mathforum.org/library/drmath/view/57493.html</text:span></text:p>
      <text:p text:style-name="P30"><text:span text:style-name="T1"><text:s/>64 </text:span><text:span text:style-name="T11"><text:s text:c="4"/></text:span><text:span text:style-name="T1">if</text:span><text:span text:style-name="T11"> ( op == </text:span><text:span text:style-name="T8">'('</text:span><text:span text:style-name="T11"> || op == </text:span><text:span text:style-name="T8">')'</text:span><text:span text:style-name="T11"> ) {</text:span></text:p>
      <text:p text:style-name="P30"><text:span text:style-name="T1"><text:s/>65 </text:span><text:span text:style-name="T11"><text:s text:c="8"/></text:span><text:span text:style-name="T1">return</text:span><text:span text:style-name="T11"> </text:span><text:span text:style-name="T8">4</text:span><text:span text:style-name="T11">;</text:span></text:p>
      <text:p text:style-name="P30"><text:span text:style-name="T1"><text:s/>66 </text:span><text:span text:style-name="T11"><text:s text:c="4"/>} </text:span><text:span text:style-name="T1">else</text:span><text:span text:style-name="T11"> </text:span><text:span text:style-name="T1">if</text:span><text:span text:style-name="T11"> ( op == </text:span><text:span text:style-name="T8">'^'</text:span><text:span text:style-name="T11"> ) {</text:span></text:p>
      <text:p text:style-name="P30"><text:span text:style-name="T1"><text:s/>67 </text:span><text:span text:style-name="T11"><text:s text:c="8"/></text:span><text:span text:style-name="T1">return</text:span><text:span text:style-name="T11"> </text:span><text:span text:style-name="T8">3</text:span><text:span text:style-name="T11">;</text:span></text:p>
      <text:p text:style-name="P30"><text:span text:style-name="T1"><text:s/>68 </text:span><text:span text:style-name="T11"><text:s text:c="4"/>} </text:span><text:span text:style-name="T1">else</text:span><text:span text:style-name="T11"> </text:span><text:span text:style-name="T1">if</text:span><text:span text:style-name="T11"> ( op == </text:span><text:span text:style-name="T8">'*'</text:span><text:span text:style-name="T11"> || op == </text:span><text:span text:style-name="T8">'/'</text:span><text:span text:style-name="T11"> ) {</text:span></text:p>
      <text:p text:style-name="P30"><text:span text:style-name="T1"><text:s/>69 </text:span><text:span text:style-name="T11"><text:s text:c="8"/></text:span><text:span text:style-name="T1">return</text:span><text:span text:style-name="T11"> </text:span><text:span text:style-name="T8">2</text:span><text:span text:style-name="T11">;</text:span></text:p>
      <text:p text:style-name="P30"><text:span text:style-name="T1"><text:s/>70 </text:span><text:span text:style-name="T11"><text:s text:c="4"/>} </text:span><text:span text:style-name="T1">else</text:span><text:span text:style-name="T11"> </text:span><text:span text:style-name="T1">if</text:span><text:span text:style-name="T11"> ( op == </text:span><text:span text:style-name="T8">'-'</text:span><text:span text:style-name="T11"> || op == </text:span><text:span text:style-name="T8">'+'</text:span><text:span text:style-name="T11"> ) {</text:span></text:p>
      <text:p text:style-name="P30"><text:span text:style-name="T1"><text:s/>71 </text:span><text:span text:style-name="T11"><text:s text:c="8"/></text:span><text:span text:style-name="T1">return</text:span><text:span text:style-name="T11"> </text:span><text:span text:style-name="T8">1</text:span><text:span text:style-name="T11">;</text:span></text:p>
      <text:p text:style-name="P30"><text:span text:style-name="T1"><text:s/>72 </text:span><text:span text:style-name="T11"><text:s text:c="4"/>}</text:span></text:p>
      <text:p text:style-name="P30"><text:span text:style-name="T1"><text:s/>73 </text:span><text:span text:style-name="T11"><text:s text:c="4"/></text:span><text:span text:style-name="T1">return</text:span><text:span text:style-name="T11"> -</text:span><text:span text:style-name="T8">1</text:span><text:span text:style-name="T11">; </text:span><text:span text:style-name="T3">//should never happen but ya should check for it</text:span></text:p>
      <text:p text:style-name="P30"><text:span text:style-name="T1"><text:s/>74 </text:span><text:span text:style-name="T11">}</text:span></text:p>
      <text:p text:style-name="P28"><text:s/>75</text:p>
      <text:p text:style-name="P30"><text:span text:style-name="T1"><text:s/>76 </text:span><text:span text:style-name="T12">bool</text:span><text:span text:style-name="T11"> isSolvable(string infix) {</text:span></text:p>
      <text:p text:style-name="P30"><text:span text:style-name="T1"><text:s/>77 </text:span><text:span text:style-name="T11"><text:s text:c="4"/></text:span><text:span text:style-name="T3">//remove space</text:span></text:p>
      <text:p text:style-name="P30"><text:span text:style-name="T1"><text:s/>78 </text:span><text:span text:style-name="T11"><text:s text:c="4"/>infix.erase( std::remove( infix.begin( ), infix.end( ), </text:span><text:span text:style-name="T8">' '</text:span><text:span text:style-name="T11"> ), infix.end( ) );</text:span></text:p>
      <text:p text:style-name="P30"><text:span text:style-name="T1"><text:s/>79 </text:span><text:span text:style-name="T11"><text:s text:c="4"/></text:span><text:span text:style-name="T12">bool</text:span><text:span text:style-name="T11"> error = </text:span><text:span text:style-name="T8">false</text:span><text:span text:style-name="T11">;</text:span></text:p>
      <text:p text:style-name="P28"><text:s/>80</text:p>
      <text:p text:style-name="P30"><text:span text:style-name="T1"><text:s/>81 </text:span><text:span text:style-name="T11"><text:s text:c="4"/>Tokenizer token( infix );</text:span></text:p>
      <text:p text:style-name="P30"><text:span text:style-name="T1"><text:s/>82 </text:span><text:span text:style-name="T11"><text:s text:c="4"/></text:span><text:span text:style-name="T12">int</text:span><text:span text:style-name="T11"> parenthesise = </text:span><text:span text:style-name="T8">0</text:span><text:span text:style-name="T11">;</text:span></text:p>
      <text:p text:style-name="P30"><text:span text:style-name="T1"><text:s/>83 </text:span><text:span text:style-name="T11"><text:s text:c="4"/></text:span><text:span text:style-name="T1">for</text:span><text:span text:style-name="T11"> ( </text:span><text:span text:style-name="T12">int</text:span><text:span text:style-name="T11"> i = </text:span><text:span text:style-name="T8">0</text:span><text:span text:style-name="T11">; i &lt; infix.length( ); i++ ) {</text:span></text:p>
      <text:p text:style-name="P30"><text:span text:style-name="T1"><text:s/>84 </text:span><text:span text:style-name="T11"><text:s text:c="8"/></text:span><text:span text:style-name="T1">if</text:span><text:span text:style-name="T11"> ( isOperator( token.get( ) ) ) {</text:span></text:p>
      <text:p text:style-name="P30"><text:span text:style-name="T1"><text:s/>85 </text:span><text:span text:style-name="T11"><text:s text:c="12"/></text:span><text:span text:style-name="T1">if</text:span><text:span text:style-name="T11"> ( token.get( ) == </text:span><text:span text:style-name="T8">'('</text:span><text:span text:style-name="T11"> ) {</text:span></text:p>
      <text:p text:style-name="P30"><text:span text:style-name="T1"><text:s/>86 </text:span><text:span text:style-name="T11"><text:s text:c="16"/>parenthesise++;</text:span></text:p>
      <text:p text:style-name="P30"><text:span text:style-name="T1"><text:s/>87 </text:span><text:span text:style-name="T11"><text:s text:c="12"/>} </text:span><text:span text:style-name="T1">else</text:span><text:span text:style-name="T11"> </text:span><text:span text:style-name="T1">if</text:span><text:span text:style-name="T11"> ( token.get( ) == </text:span><text:span text:style-name="T8">')'</text:span><text:span text:style-name="T11"> ) {</text:span></text:p>
      <text:p text:style-name="P30"><text:span text:style-name="T1"><text:s/>88 </text:span><text:span text:style-name="T11"><text:s text:c="16"/>parenthesise--;</text:span></text:p>
      <text:p text:style-name="P30"><text:span text:style-name="T1"><text:s/>89 </text:span><text:span text:style-name="T11"><text:s text:c="12"/>} </text:span><text:span text:style-name="T1">else</text:span><text:span text:style-name="T11"> {</text:span></text:p>
      <text:p text:style-name="P30"><text:span text:style-name="T1"><text:s/>90 </text:span><text:span text:style-name="T11"><text:s text:c="16"/></text:span><text:span text:style-name="T1">if</text:span><text:span text:style-name="T11"> ( token.get( ) == </text:span><text:span text:style-name="T8">'-'</text:span><text:span text:style-name="T11"> ) {</text:span></text:p>
      <text:p text:style-name="P30"><text:span text:style-name="T1"><text:s/>91 </text:span><text:span text:style-name="T11"><text:s text:c="20"/></text:span><text:span text:style-name="T1">if</text:span><text:span text:style-name="T11"> ( isOperator( token.behind( ), </text:span><text:span text:style-name="T8">false</text:span><text:span text:style-name="T11"> ) &amp;&amp; isOperator( token.forward( ), </text:span><text:span text:style-name="T8">fals</text:span><text:span text:style-name="T1"> <text:s text:c="3"/></text:span><text:span text:style-name="T8">e</text:span><text:span text:style-name="T11"> ) ) { </text:span><text:span text:style-name="T3">//is looks like this +-* something is wrong</text:span></text:p>
      <text:p text:style-name="P30"><text:span text:style-name="T1"><text:s/>92 </text:span><text:span text:style-name="T11"><text:s text:c="24"/>error = </text:span><text:span text:style-name="T8">true</text:span><text:span text:style-name="T11">;</text:span></text:p>
      <text:p text:style-name="P30"><text:span text:style-name="T1"><text:s/>93 </text:span><text:span text:style-name="T11"><text:s text:c="20"/>}</text:span></text:p>
      <text:p text:style-name="P30"><text:span text:style-name="T1"><text:s/>94 </text:span><text:span text:style-name="T11"><text:s text:c="16"/>} </text:span><text:span text:style-name="T1">else</text:span><text:span text:style-name="T11"> {</text:span></text:p>
      <text:p text:style-name="P30"><text:span text:style-name="T1"><text:s/>95 </text:span><text:span text:style-name="T11"><text:s text:c="20"/></text:span><text:span text:style-name="T1">if</text:span><text:span text:style-name="T11"> ( token.behind( ) == </text:span><text:span text:style-name="T8">0</text:span><text:span text:style-name="T11"> ) {</text:span></text:p>
      <text:p text:style-name="P30"><text:span text:style-name="T1"><text:s/>96 </text:span><text:span text:style-name="T11"><text:s text:c="24"/>error = </text:span><text:span text:style-name="T8">true</text:span><text:span text:style-name="T11">;</text:span></text:p>
      <text:p text:style-name="P30"><text:span text:style-name="T1"><text:s/>97 </text:span><text:span text:style-name="T11"><text:s text:c="20"/>}</text:span></text:p>
      <text:p text:style-name="P28"><text:s/>98</text:p>
      <text:p text:style-name="P30"><text:span text:style-name="T1"><text:s/>99 </text:span><text:span text:style-name="T11"><text:s text:c="20"/></text:span><text:span text:style-name="T1">if</text:span><text:span text:style-name="T11"> ( isOperator( token.forward( ), </text:span><text:span text:style-name="T8">false</text:span><text:span text:style-name="T11"> ) &amp;&amp; token.forward( ) != </text:span><text:span text:style-name="T8">'-'</text:span><text:span text:style-name="T11"> &amp;&amp; token.</text:span><text:span text:style-name="T1"> <text:s text:c="3"/></text:span><text:span text:style-name="T11">get( ) != </text:span><text:span text:style-name="T8">'!'</text:span><text:span text:style-name="T11"> ) {</text:span></text:p>
      <text:p text:style-name="P30"><text:span text:style-name="T1">100 </text:span><text:span text:style-name="T11"><text:s text:c="24"/>error = </text:span><text:span text:style-name="T8">true</text:span><text:span text:style-name="T11">;</text:span></text:p>
      <text:p text:style-name="P30"><text:span text:style-name="T1">101 </text:span><text:span text:style-name="T11"><text:s text:c="20"/>}</text:span></text:p>
      <text:p text:style-name="P30"><text:span text:style-name="T1">102 </text:span><text:span text:style-name="T11"><text:s text:c="16"/>}</text:span></text:p>
      <text:p text:style-name="P30"><text:span text:style-name="T1">103 </text:span><text:span text:style-name="T11"><text:s text:c="12"/>}</text:span></text:p>
      <text:p text:style-name="P30"><text:span text:style-name="T1">104 </text:span><text:span text:style-name="T3">// <text:s text:c="9"/>return false;</text:span></text:p>
      <text:p text:style-name="P30"><text:span text:style-name="T1">105 </text:span><text:span text:style-name="T11"><text:s text:c="8"/>}</text:span></text:p>
      <text:p text:style-name="P30"><text:span text:style-name="T1">106 </text:span><text:span text:style-name="T11"><text:s text:c="8"/>token.next( );</text:span></text:p>
      <text:p text:style-name="P30"><text:span text:style-name="T1">107 </text:span><text:span text:style-name="T11"><text:s text:c="4"/>}</text:span></text:p>
      <text:p text:style-name="P30"><text:span text:style-name="T1">108 </text:span><text:span text:style-name="T11"><text:s text:c="4"/></text:span><text:span text:style-name="T1">if</text:span><text:span text:style-name="T11"> ( parenthesise != </text:span><text:span text:style-name="T8">0</text:span><text:span text:style-name="T11"> ) {</text:span></text:p>
      <text:p text:style-name="P30"><text:span text:style-name="T1">109 </text:span><text:span text:style-name="T11"><text:s text:c="8"/>error = </text:span><text:span text:style-name="T8">true</text:span><text:span text:style-name="T11">;</text:span></text:p>
      <text:p text:style-name="P30"><text:span text:style-name="T1">110 </text:span><text:span text:style-name="T11"><text:s text:c="4"/>}</text:span></text:p>
      <text:p text:style-name="P30"><text:span text:style-name="T1">111 </text:span><text:span text:style-name="T11"><text:s text:c="4"/></text:span><text:span text:style-name="T1">return</text:span><text:span text:style-name="T11"> !error;</text:span></text:p>
      <text:p text:style-name="P30"><text:soft-page-break/><text:span text:style-name="T1">112 </text:span><text:span text:style-name="T11">}</text:span></text:p>
      <text:p text:style-name="P28">113</text:p>
      <text:p text:style-name="P30"><text:span text:style-name="T1">114 </text:span><text:span text:style-name="T11">string convert(string infix) {</text:span></text:p>
      <text:p text:style-name="P30"><text:span text:style-name="T1">115 </text:span><text:span text:style-name="T11"><text:s text:c="4"/></text:span><text:span text:style-name="T1">if</text:span><text:span text:style-name="T11"> ( !isSolvable( infix ) ) {</text:span></text:p>
      <text:p text:style-name="P30"><text:span text:style-name="T1">116 </text:span><text:span text:style-name="T11"><text:s text:c="8"/>cout &lt;&lt; infix &lt;&lt; </text:span><text:span text:style-name="T8">" is not solvable!</text:span><text:span text:style-name="T13">\n</text:span><text:span text:style-name="T8">"</text:span><text:span text:style-name="T11">;</text:span></text:p>
      <text:p text:style-name="P30"><text:span text:style-name="T1">117 </text:span><text:span text:style-name="T11"><text:s text:c="8"/></text:span><text:span text:style-name="T1">return</text:span><text:span text:style-name="T11"> </text:span><text:span text:style-name="T8">""</text:span><text:span text:style-name="T11">;</text:span></text:p>
      <text:p text:style-name="P30"><text:span text:style-name="T1">118 </text:span><text:span text:style-name="T11"><text:s text:c="4"/>}</text:span></text:p>
      <text:p text:style-name="P28">119</text:p>
      <text:p text:style-name="P28">120</text:p>
      <text:p text:style-name="P30"><text:span text:style-name="T1">121 </text:span><text:span text:style-name="T11"><text:s text:c="4"/></text:span><text:span text:style-name="T3">//remove space</text:span></text:p>
      <text:p text:style-name="P30"><text:span text:style-name="T1">122 </text:span><text:span text:style-name="T11"><text:s text:c="4"/>infix.erase( std::remove( infix.begin( ), infix.end( ), </text:span><text:span text:style-name="T8">' '</text:span><text:span text:style-name="T11"> ), infix.end( ) );</text:span></text:p>
      <text:p text:style-name="P28">123</text:p>
      <text:p text:style-name="P30"><text:span text:style-name="T1">124 </text:span><text:span text:style-name="T11"><text:s text:c="4"/>Tokenizer token( infix );</text:span></text:p>
      <text:p text:style-name="P30"><text:span text:style-name="T1">125 </text:span><text:span text:style-name="T11"><text:s text:c="4"/>stringstream postfix;</text:span></text:p>
      <text:p text:style-name="P30"><text:span text:style-name="T1">126 </text:span><text:span text:style-name="T11"><text:s text:c="4"/>stack&lt;</text:span><text:span text:style-name="T12">char</text:span><text:span text:style-name="T11">&gt; ops;</text:span></text:p>
      <text:p text:style-name="P28">127</text:p>
      <text:p text:style-name="P30"><text:span text:style-name="T1">128 </text:span><text:span text:style-name="T11"><text:s text:c="4"/></text:span><text:span text:style-name="T1">for</text:span><text:span text:style-name="T11"> ( </text:span><text:span text:style-name="T12">int</text:span><text:span text:style-name="T11"> i = </text:span><text:span text:style-name="T8">0</text:span><text:span text:style-name="T11">; i &lt; infix.length( ); i++ ) {</text:span></text:p>
      <text:p text:style-name="P30"><text:span text:style-name="T1">129 </text:span><text:span text:style-name="T11"><text:s text:c="8"/></text:span><text:span text:style-name="T1">if</text:span><text:span text:style-name="T11"> ( isOperator( token.get( ) ) ) {</text:span></text:p>
      <text:p text:style-name="P30"><text:span text:style-name="T1">130 </text:span><text:span text:style-name="T11"><text:s text:c="12"/></text:span><text:span text:style-name="T1">if</text:span><text:span text:style-name="T11"> ( ops.empty( ) ) {</text:span></text:p>
      <text:p text:style-name="P30"><text:span text:style-name="T1">131 </text:span><text:span text:style-name="T11"><text:s text:c="16"/></text:span><text:span text:style-name="T1">if</text:span><text:span text:style-name="T11"> ( token.get( ) == </text:span><text:span text:style-name="T8">'-'</text:span><text:span text:style-name="T11"> ) {</text:span></text:p>
      <text:p text:style-name="P30"><text:span text:style-name="T1">132 </text:span><text:span text:style-name="T11"><text:s text:c="20"/></text:span><text:span text:style-name="T1">if</text:span><text:span text:style-name="T11"> ( token.behind( ) == </text:span><text:span text:style-name="T8">0</text:span><text:span text:style-name="T11"> ) {</text:span></text:p>
      <text:p text:style-name="P30"><text:span text:style-name="T1">133 </text:span><text:span text:style-name="T11"><text:s text:c="24"/>postfix &lt;&lt; token.get( );</text:span></text:p>
      <text:p text:style-name="P30"><text:span text:style-name="T1">134 </text:span><text:span text:style-name="T11"><text:s text:c="24"/>token.next( );</text:span></text:p>
      <text:p text:style-name="P30"><text:span text:style-name="T1">135 </text:span><text:span text:style-name="T11"><text:s text:c="24"/></text:span><text:span text:style-name="T1">continue</text:span><text:span text:style-name="T11">;</text:span></text:p>
      <text:p text:style-name="P30"><text:span text:style-name="T1">136 </text:span><text:span text:style-name="T11"><text:s text:c="20"/>} </text:span><text:span text:style-name="T1">else</text:span><text:span text:style-name="T11"> </text:span><text:span text:style-name="T1">if</text:span><text:span text:style-name="T11"> ( isOperator( token.behind( ), </text:span><text:span text:style-name="T8">false</text:span><text:span text:style-name="T11"> ) ) {</text:span></text:p>
      <text:p text:style-name="P30"><text:span text:style-name="T1">137 </text:span><text:span text:style-name="T11"><text:s text:c="24"/>postfix &lt;&lt; token.get( );</text:span></text:p>
      <text:p text:style-name="P30"><text:span text:style-name="T1">138 </text:span><text:span text:style-name="T11"><text:s text:c="24"/>token.next( );</text:span></text:p>
      <text:p text:style-name="P30"><text:span text:style-name="T1">139 </text:span><text:span text:style-name="T11"><text:s text:c="24"/></text:span><text:span text:style-name="T1">continue</text:span><text:span text:style-name="T11">;</text:span></text:p>
      <text:p text:style-name="P30"><text:span text:style-name="T1">140 </text:span><text:span text:style-name="T11"><text:s text:c="20"/>} </text:span><text:span text:style-name="T1">else</text:span><text:span text:style-name="T11"> {</text:span></text:p>
      <text:p text:style-name="P30"><text:span text:style-name="T1">141 </text:span><text:span text:style-name="T11"><text:s text:c="24"/>ops.push( token.get( ) );</text:span></text:p>
      <text:p text:style-name="P30"><text:span text:style-name="T1">142 </text:span><text:span text:style-name="T11"><text:s text:c="20"/>}</text:span></text:p>
      <text:p text:style-name="P30"><text:span text:style-name="T1">143 </text:span><text:span text:style-name="T11"><text:s text:c="16"/>} </text:span><text:span text:style-name="T1">else</text:span><text:span text:style-name="T11"> { </text:span><text:span text:style-name="T3">//no factorial</text:span></text:p>
      <text:p text:style-name="P30"><text:span text:style-name="T1">144 </text:span><text:span text:style-name="T11"><text:s text:c="20"/>ops.push( token.get( ) );</text:span></text:p>
      <text:p text:style-name="P30"><text:span text:style-name="T1">145 </text:span><text:span text:style-name="T11"><text:s text:c="16"/>}</text:span></text:p>
      <text:p text:style-name="P30"><text:span text:style-name="T1">146 </text:span><text:span text:style-name="T11"><text:s text:c="12"/>} </text:span><text:span text:style-name="T1">else</text:span><text:span text:style-name="T11"> </text:span><text:span text:style-name="T1">if</text:span><text:span text:style-name="T11"> ( token.get( ) == </text:span><text:span text:style-name="T8">')'</text:span><text:span text:style-name="T11"> ) {</text:span></text:p>
      <text:p text:style-name="P30"><text:span text:style-name="T1">147 </text:span><text:span text:style-name="T11"><text:s text:c="16"/></text:span><text:span text:style-name="T1">while</text:span><text:span text:style-name="T11"> ( !ops.empty( ) &amp;&amp; ops.top( ) != </text:span><text:span text:style-name="T8">'('</text:span><text:span text:style-name="T11"> ) {</text:span></text:p>
      <text:p text:style-name="P30"><text:span text:style-name="T1">148 </text:span><text:span text:style-name="T11"><text:s text:c="20"/>postfix &lt;&lt; ops.top( ) &lt;&lt; </text:span><text:span text:style-name="T8">" "</text:span><text:span text:style-name="T11">;</text:span></text:p>
      <text:p text:style-name="P30"><text:span text:style-name="T1">149 </text:span><text:span text:style-name="T11"><text:s text:c="20"/>ops.pop( );</text:span></text:p>
      <text:p text:style-name="P30"><text:span text:style-name="T1">150 </text:span><text:span text:style-name="T11"><text:s text:c="16"/>}</text:span></text:p>
      <text:p text:style-name="P30"><text:span text:style-name="T1">151 </text:span><text:span text:style-name="T11"><text:s text:c="16"/></text:span><text:span text:style-name="T3">//removing the opening paren</text:span></text:p>
      <text:p text:style-name="P30"><text:span text:style-name="T1">152 </text:span><text:span text:style-name="T11"><text:s text:c="16"/>ops.pop( );</text:span></text:p>
      <text:p text:style-name="P30"><text:span text:style-name="T1">153 </text:span><text:span text:style-name="T11"><text:s text:c="12"/>} </text:span><text:span text:style-name="T1">else</text:span><text:span text:style-name="T11"> {</text:span></text:p>
      <text:p text:style-name="P30"><text:span text:style-name="T1">154 </text:span><text:span text:style-name="T11"><text:s text:c="16"/></text:span><text:span text:style-name="T1">if</text:span><text:span text:style-name="T11"> ( token.get( ) == </text:span><text:span text:style-name="T8">'-'</text:span><text:span text:style-name="T11"> ) {</text:span></text:p>
      <text:p text:style-name="P30"><text:span text:style-name="T1">155 </text:span><text:span text:style-name="T11"><text:s text:c="20"/></text:span><text:span text:style-name="T1">if</text:span><text:span text:style-name="T11"> ( token.behind( ) == </text:span><text:span text:style-name="T8">0</text:span><text:span text:style-name="T11"> ) {</text:span></text:p>
      <text:p text:style-name="P30"><text:span text:style-name="T1">156 </text:span><text:span text:style-name="T11"><text:s text:c="24"/>postfix &lt;&lt; token.get( );</text:span></text:p>
      <text:p text:style-name="P30"><text:span text:style-name="T1">157 </text:span><text:span text:style-name="T11"><text:s text:c="24"/>token.next( );</text:span></text:p>
      <text:p text:style-name="P30"><text:span text:style-name="T1">158 </text:span><text:span text:style-name="T11"><text:s text:c="24"/></text:span><text:span text:style-name="T1">continue</text:span><text:span text:style-name="T11">;</text:span></text:p>
      <text:p text:style-name="P30"><text:span text:style-name="T1">159 </text:span><text:span text:style-name="T11"><text:s text:c="20"/>} </text:span><text:span text:style-name="T1">else</text:span><text:span text:style-name="T11"> </text:span><text:span text:style-name="T1">if</text:span><text:span text:style-name="T11"> ( isOperator( token.behind( ), </text:span><text:span text:style-name="T8">false</text:span><text:span text:style-name="T11"> ) ) {</text:span></text:p>
      <text:p text:style-name="P30"><text:span text:style-name="T1">160 </text:span><text:span text:style-name="T11"><text:s text:c="24"/>postfix &lt;&lt; token.get( );</text:span></text:p>
      <text:p text:style-name="P30"><text:span text:style-name="T1">161 </text:span><text:span text:style-name="T11"><text:s text:c="24"/>token.next( );</text:span></text:p>
      <text:p text:style-name="P30"><text:span text:style-name="T1">162 </text:span><text:span text:style-name="T11"><text:s text:c="24"/></text:span><text:span text:style-name="T1">continue</text:span><text:span text:style-name="T11">;</text:span></text:p>
      <text:p text:style-name="P30"><text:span text:style-name="T1">163 </text:span><text:span text:style-name="T11"><text:s text:c="20"/>}</text:span></text:p>
      <text:p text:style-name="P30"><text:span text:style-name="T1">164 </text:span><text:span text:style-name="T11"><text:s text:c="16"/>}</text:span></text:p>
      <text:p text:style-name="P28">165</text:p>
      <text:p text:style-name="P30"><text:span text:style-name="T1">166 </text:span><text:span text:style-name="T11"><text:s text:c="16"/></text:span><text:span text:style-name="T1">if</text:span><text:span text:style-name="T11"> ( ( token.get( ) == </text:span><text:span text:style-name="T8">'('</text:span><text:span text:style-name="T11"> &amp;&amp; ops.top( ) == </text:span><text:span text:style-name="T8">'('</text:span><text:span text:style-name="T11"> ) ||</text:span></text:p>
      <text:p text:style-name="P30"><text:span text:style-name="T1">167 </text:span><text:span text:style-name="T11"><text:s text:c="24"/>( pemdas( ops.top( ) ) &gt;= pemdas( token.get( ) ) ) ) { </text:span><text:span text:style-name="T3">//if not an open par</text:span><text:span text:style-name="T1"> <text:s text:c="3"/></text:span><text:span text:style-name="T3">en and the stack is of higher or equal order pop into final</text:span></text:p>
      <text:p text:style-name="P30"><text:span text:style-name="T1">168 </text:span><text:span text:style-name="T11"><text:s text:c="20"/></text:span><text:span text:style-name="T1">while</text:span><text:span text:style-name="T11"> ( !ops.empty() &amp;&amp; ops.top( ) != </text:span><text:span text:style-name="T8">'('</text:span><text:span text:style-name="T11"> &amp;&amp; pemdas( ops.top( ) ) &gt;= pemdas( to</text:span><text:span text:style-name="T1"> <text:s text:c="3"/></text:span><text:span text:style-name="T11">ken.get( ) ) ) {</text:span></text:p>
      <text:p text:style-name="P30"><text:span text:style-name="T1">169 </text:span><text:span text:style-name="T11"><text:s text:c="24"/>postfix &lt;&lt; ops.top( ) &lt;&lt; </text:span><text:span text:style-name="T8">" "</text:span><text:span text:style-name="T11">;</text:span></text:p>
      <text:p text:style-name="P30"><text:span text:style-name="T1">170 </text:span><text:span text:style-name="T11"><text:s text:c="24"/>ops.pop();</text:span></text:p>
      <text:p text:style-name="P30"><text:span text:style-name="T1">171 </text:span><text:span text:style-name="T11"><text:s text:c="20"/>}</text:span></text:p>
      <text:p text:style-name="P30"><text:span text:style-name="T1">172 </text:span><text:span text:style-name="T11"><text:s text:c="20"/>ops.push( token.get( ) );</text:span></text:p>
      <text:p text:style-name="P30"><text:span text:style-name="T1">173 </text:span><text:span text:style-name="T11"><text:s text:c="16"/>} </text:span><text:span text:style-name="T1">else</text:span><text:span text:style-name="T11"> {</text:span></text:p>
      <text:p text:style-name="P30"><text:span text:style-name="T1">174 </text:span><text:span text:style-name="T11"><text:s text:c="20"/>ops.push( token.get( ) );</text:span></text:p>
      <text:p text:style-name="P30"><text:span text:style-name="T1">175 </text:span><text:span text:style-name="T11"><text:s text:c="16"/>}</text:span></text:p>
      <text:p text:style-name="P30"><text:span text:style-name="T1">176 </text:span><text:span text:style-name="T11"><text:s text:c="12"/>}</text:span></text:p>
      <text:p text:style-name="P30"><text:span text:style-name="T1">177 </text:span><text:span text:style-name="T11"><text:s text:c="8"/>} </text:span><text:span text:style-name="T1">else</text:span><text:span text:style-name="T11"> </text:span><text:span text:style-name="T1">if</text:span><text:span text:style-name="T11"> ( isNumber( token.get() ) ) {</text:span></text:p>
      <text:p text:style-name="P30"><text:span text:style-name="T1">178 </text:span><text:span text:style-name="T11"><text:s text:c="16"/></text:span><text:span text:style-name="T3">//DONE look for whole numbers, decimals, negatives</text:span></text:p>
      <text:p text:style-name="P30"><text:span text:style-name="T1">179 </text:span><text:span text:style-name="T11"><text:s text:c="16"/></text:span><text:span text:style-name="T1">if</text:span><text:span text:style-name="T11"> ( isNumber( token.forward() ) || token.forward() == </text:span><text:span text:style-name="T8">'!'</text:span><text:span text:style-name="T11"> ) {</text:span></text:p>
      <text:p text:style-name="P30"><text:span text:style-name="T1">180 </text:span><text:span text:style-name="T11"><text:s text:c="20"/></text:span><text:span text:style-name="T3">//if the next char is a number or factorial put it in without space</text:span></text:p>
      <text:p text:style-name="P30"><text:span text:style-name="T1">181 </text:span><text:span text:style-name="T11"><text:s text:c="20"/>postfix &lt;&lt; token.get();</text:span></text:p>
      <text:p text:style-name="P30"><text:span text:style-name="T1">182 </text:span><text:span text:style-name="T11"><text:s text:c="16"/>} </text:span><text:span text:style-name="T1">else</text:span><text:span text:style-name="T11"> {</text:span></text:p>
      <text:p text:style-name="P30"><text:span text:style-name="T1">183 </text:span><text:span text:style-name="T11"><text:s text:c="20"/>postfix &lt;&lt; token.get() &lt;&lt; </text:span><text:span text:style-name="T8">" "</text:span><text:span text:style-name="T11">;</text:span></text:p>
      <text:p text:style-name="P30"><text:span text:style-name="T1">184 </text:span><text:span text:style-name="T11"><text:s text:c="16"/>}</text:span></text:p>
      <text:p text:style-name="P30"><text:soft-page-break/><text:span text:style-name="T1">185 </text:span><text:span text:style-name="T11"><text:s text:c="8"/>}</text:span></text:p>
      <text:p text:style-name="P30"><text:span text:style-name="T1">186 </text:span><text:span text:style-name="T11"><text:s text:c="8"/>token.next();</text:span></text:p>
      <text:p text:style-name="P30"><text:span text:style-name="T1">187 </text:span><text:span text:style-name="T11"><text:s text:c="4"/>}</text:span></text:p>
      <text:p text:style-name="P28">188</text:p>
      <text:p text:style-name="P30"><text:span text:style-name="T1">189 </text:span><text:span text:style-name="T11"><text:s text:c="4"/></text:span><text:span text:style-name="T3">//pop whatever is left in the stack off be atleast 1</text:span></text:p>
      <text:p text:style-name="P30"><text:span text:style-name="T1">190 </text:span><text:span text:style-name="T11"><text:s text:c="4"/></text:span><text:span text:style-name="T1">while</text:span><text:span text:style-name="T11"> ( !ops.empty() ) {</text:span></text:p>
      <text:p text:style-name="P30"><text:span text:style-name="T1">191 </text:span><text:span text:style-name="T11"><text:s text:c="8"/>postfix &lt;&lt; ops.top() &lt;&lt; </text:span><text:span text:style-name="T8">" "</text:span><text:span text:style-name="T11">;</text:span></text:p>
      <text:p text:style-name="P30"><text:span text:style-name="T1">192 </text:span><text:span text:style-name="T11"><text:s text:c="8"/>ops.pop();</text:span></text:p>
      <text:p text:style-name="P30"><text:span text:style-name="T1">193 </text:span><text:span text:style-name="T11"><text:s text:c="4"/>}</text:span></text:p>
      <text:p text:style-name="P28">194</text:p>
      <text:p text:style-name="P30"><text:span text:style-name="T1">195 </text:span><text:span text:style-name="T11"><text:s text:c="4"/></text:span><text:span text:style-name="T1">return</text:span><text:span text:style-name="T11"> postfix.str();</text:span></text:p>
      <text:p text:style-name="P30"><text:span text:style-name="T1">196 </text:span><text:span text:style-name="T11">}</text:span></text:p>
      <text:p text:style-name="P30"><text:span text:style-name="T11"/></text:p>
      <text:p text:style-name="P32"/>
      <text:p text:style-name="P10"><text:tab/></text:p>
      <text:p text:style-name="P2">V. Notes</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isher</meta:initial-creator>
    <meta:creation-date>2016-05-11T14:06:04.07</meta:creation-date>
    <dc:date>2016-06-08T12:48:46.58</dc:date>
    <dc:creator>Michael Risher</dc:creator>
    <meta:editing-duration>P2DT8H38M1S</meta:editing-duration>
    <meta:editing-cycles>5</meta:editing-cycles>
    <meta:generator>OpenOffice/4.1.2$Win32 OpenOffice.org_project/412m3$Build-9782</meta:generator>
    <meta:document-statistic meta:table-count="1" meta:image-count="3" meta:object-count="0" meta:page-count="13" meta:paragraph-count="728" meta:word-count="3152" meta:character-count="20336"/>
  </office:meta>
</office:document-meta>
</file>